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BC000002BC971402CF.png" manifest:media-type="image/png"/>
  <manifest:file-entry manifest:full-path="Pictures/10000001000002BC000002BC5F36488B.png" manifest:media-type="image/png"/>
  <manifest:file-entry manifest:full-path="Pictures/10000001000002BC000002BC54A8E298.png" manifest:media-type="image/png"/>
  <manifest:file-entry manifest:full-path="Pictures/10000001000002BC000002BCBFBF61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7ac68" draw:opacity="35%" draw:textarea-horizontal-align="justify" draw:textarea-vertical-align="middle" draw:auto-grow-height="false" fo:min-height="6cm" fo:min-width="6.25cm" loext:decorative="false"/>
    </style:style>
    <style:style style:name="gr2" style:family="graphic" style:parent-style-name="standard">
      <style:graphic-properties draw:stroke="none" draw:fill-color="#504f91" draw:opacity="40%" draw:textarea-horizontal-align="justify" draw:textarea-vertical-align="middle" draw:auto-grow-height="false" fo:min-height="5.25cm" fo:min-width="6cm" loext:decorative="false"/>
    </style:style>
    <style:style style:name="gr3" style:family="graphic" style:parent-style-name="standard">
      <style:graphic-properties draw:stroke="solid" svg:stroke-width="0.053cm" svg:stroke-color="#504f91" draw:marker-start-width="0.224cm" draw:marker-end-width="0.224cm" draw:stroke-linejoin="round" svg:stroke-linecap="butt" draw:fill="none" fo:padding-top="0.026cm" fo:padding-bottom="0.026cm" fo:padding-left="0.026cm" fo:padding-right="0.026cm" loext:decorative="false"/>
    </style:style>
    <style:style style:name="gr4" style:family="graphic" style:parent-style-name="standard">
      <style:graphic-properties draw:stroke="none" draw:fill-color="#f69320" draw:opacity="50%" draw:textarea-horizontal-align="justify" draw:textarea-vertical-align="middle" draw:auto-grow-height="false" fo:min-height="6.5cm" fo:min-width="7cm" loext:decorative="false"/>
    </style:style>
    <style:style style:name="gr5" style:family="graphic" style:parent-style-name="standard">
      <style:graphic-properties draw:stroke="solid" svg:stroke-width="0.053cm" svg:stroke-color="#67ac68" draw:marker-start-width="0.225cm" draw:marker-end-width="0.225cm" draw:stroke-linejoin="round" svg:stroke-linecap="butt" draw:fill="none" fo:padding-top="0.027cm" fo:padding-bottom="0.027cm" fo:padding-left="0.027cm" fo:padding-right="0.027cm" loext:decorative="false"/>
    </style:style>
    <style:style style:name="gr6" style:family="graphic" style:parent-style-name="standard">
      <style:graphic-properties draw:stroke="solid" svg:stroke-width="0.053cm" svg:stroke-color="#f69320" draw:marker-start-width="0.224cm" draw:marker-end-width="0.224cm" draw:stroke-linejoin="round" svg:stroke-linecap="butt" draw:fill="none" fo:padding-top="0.026cm" fo:padding-bottom="0.026cm" fo:padding-left="0.026cm" fo:padding-right="0.026cm" loext:decorative="false"/>
    </style:style>
    <style:style style:name="gr7" style:family="graphic" style:parent-style-name="objectwithoutfill">
      <style:graphic-properties svg:stroke-width="0.035cm" svg:stroke-color="#000000" draw:marker-start-width="0.252cm" draw:marker-end="Extrémités_20_de_20_flèche_20_6" draw:marker-end-width="0.21cm" svg:stroke-linecap="butt" draw:fill="none" draw:textarea-horizontal-align="center" draw:textarea-vertical-align="middle" fo:padding-top="0.017cm" fo:padding-bottom="0.017cm" fo:padding-left="0.017cm" fo:padding-right="0.017cm" loext:decorative="false"/>
    </style:style>
    <style:style style:name="gr8" style:family="graphic" style:parent-style-name="standard">
      <style:graphic-properties draw:stroke="none" draw:fill="solid" draw:fill-color="#504f91" draw:opacity="90%" loext:decorative="false"/>
    </style:style>
    <style:style style:name="gr9" style:family="graphic" style:parent-style-name="standard">
      <style:graphic-properties draw:stroke="none" draw:fill="solid" draw:fill-color="#67ac68" draw:opacity="90%" loext:decorative="false"/>
    </style:style>
    <style:style style:name="gr10" style:family="graphic" style:parent-style-name="standard">
      <style:graphic-properties draw:stroke="none" draw:fill="solid" draw:fill-color="#f69320" draw:opacity="90%" loext:decorative="false"/>
    </style:style>
    <style:style style:name="gr11" style:family="graphic" style:parent-style-name="objectwithoutfill">
      <style:graphic-properties svg:stroke-width="0.035cm" svg:stroke-color="#666666" draw:marker-start-width="0.252cm" draw:marker-end="Extrémités_20_de_20_flèche_20_2" draw:marker-end-width="0.15cm" draw:fill="none" draw:textarea-horizontal-align="center" draw:textarea-vertical-align="middle" fo:padding-top="0.017cm" fo:padding-bottom="0.017cm" fo:padding-left="0.017cm" fo:padding-right="0.017cm" loext:decorative="false"/>
    </style:style>
    <style:style style:name="gr12" style:family="graphic" style:parent-style-name="standard">
      <style:graphic-properties svg:stroke-width="0.035cm" svg:stroke-color="#f69320" draw:marker-start-width="0.252cm" draw:marker-end-width="0.252cm" draw:fill="none" loext:fill-use-slide-background="false" draw:textarea-horizontal-align="justify" draw:textarea-vertical-align="middle" draw:auto-grow-height="false" fo:min-height="0.482cm" fo:min-width="0.482cm" fo:padding-top="0.017cm" fo:padding-bottom="0.017cm" fo:padding-left="0.017cm" fo:padding-right="0.017cm" loext:decorative="false"/>
    </style:style>
    <style:style style:name="gr13" style:family="graphic" style:parent-style-name="standard">
      <style:graphic-properties svg:stroke-width="0.035cm" svg:stroke-color="#67ac68" draw:marker-start-width="0.252cm" draw:marker-end-width="0.252cm" draw:fill-color="#67ac68" draw:opacity="35%" draw:textarea-horizontal-align="justify" draw:textarea-vertical-align="middle" draw:auto-grow-height="false" fo:min-height="0.482cm" fo:min-width="0.5cm" fo:padding-top="0.017cm" fo:padding-bottom="0.017cm" fo:padding-left="0.017cm" fo:padding-right="0.017cm" loext:decorative="false"/>
    </style:style>
    <style:style style:name="gr14" style:family="graphic" style:parent-style-name="objectwithoutfill">
      <style:graphic-properties svg:stroke-width="0.028cm" svg:stroke-color="#000000"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15" style:family="graphic" style:parent-style-name="standard">
      <style:graphic-properties draw:stroke="none" svg:stroke-color="#000000" draw:fill="none" draw:fill-color="#ffffff" draw:textarea-vertical-align="middle" draw:auto-grow-height="true" draw:auto-grow-width="false" fo:min-height="0.955cm" loext:decorative="false"/>
      <style:paragraph-properties style:writing-mode="lr-tb"/>
    </style:style>
    <style:style style:name="gr16" style:family="graphic" style:parent-style-name="standard">
      <style:graphic-properties draw:stroke="none" draw:fill-color="#504f91" draw:opacity="50%" draw:textarea-horizontal-align="justify" draw:textarea-vertical-align="middle" draw:auto-grow-height="false" fo:min-height="6.5cm" fo:min-width="7cm" loext:decorative="false"/>
    </style:style>
    <style:style style:name="gr17" style:family="graphic" style:parent-style-name="standard">
      <style:graphic-properties svg:stroke-width="0.035cm" svg:stroke-color="#504f91" draw:marker-start-width="0.252cm" draw:marker-end-width="0.252cm" draw:fill="none" loext:fill-use-slide-background="false" draw:textarea-horizontal-align="justify" draw:textarea-vertical-align="middle" draw:auto-grow-height="false" fo:min-height="0.482cm" fo:min-width="0.482cm" fo:padding-top="0.017cm" fo:padding-bottom="0.017cm" fo:padding-left="0.017cm" fo:padding-right="0.017cm" loext:decorative="false"/>
    </style:style>
    <style:style style:name="gr18" style:family="graphic" style:parent-style-name="standard">
      <style:graphic-properties draw:stroke="none" svg:stroke-color="#000000" draw:fill="none" draw:fill-color="#ffffff" draw:textarea-vertical-align="middle" draw:auto-grow-height="true" draw:auto-grow-width="false" fo:min-height="0.455cm" loext:decorative="false"/>
      <style:paragraph-properties style:writing-mode="lr-tb"/>
    </style:style>
    <style:style style:name="gr19" style:family="graphic" style:parent-style-name="standard">
      <style:graphic-properties draw:stroke="dash" draw:stroke-dash="Long_20_Dash" svg:stroke-width="0.028cm" svg:stroke-color="#504f91" draw:marker-start-width="0.187cm" draw:marker-end-width="0.187cm" svg:stroke-opacity="70%" draw:stroke-linejoin="round" svg:stroke-linecap="butt" draw:fill="none" draw:opacity="100%" fo:padding-top="0.014cm" fo:padding-bottom="0.014cm" fo:padding-left="0.014cm" fo:padding-right="0.014cm" loext:decorative="false"/>
    </style:style>
    <style:style style:name="gr20" style:family="graphic" style:parent-style-name="standard">
      <style:graphic-properties draw:stroke="dash" draw:stroke-dash="Long_20_Dash" svg:stroke-width="0.028cm" svg:stroke-color="#f69320" draw:marker-start-width="0.187cm" draw:marker-end-width="0.187cm" draw:stroke-linejoin="round" svg:stroke-linecap="butt" draw:fill="none" fo:padding-top="0.014cm" fo:padding-bottom="0.014cm" fo:padding-left="0.014cm" fo:padding-right="0.014cm" loext:decorative="false"/>
    </style:style>
    <style:style style:name="gr21" style:family="graphic" style:parent-style-name="standard">
      <style:graphic-properties draw:stroke="none" draw:fill-color="#67ac68" draw:opacity="30%" draw:textarea-horizontal-align="justify" draw:textarea-vertical-align="middle" draw:auto-grow-height="false" fo:min-height="6cm" fo:min-width="6.25cm" loext:decorative="false"/>
    </style:style>
    <style:style style:name="gr22" style:family="graphic" style:parent-style-name="standard">
      <style:graphic-properties draw:stroke="dash" draw:stroke-dash="Long_20_Dash" svg:stroke-width="0.028cm" svg:stroke-color="#67ac68" draw:marker-start-width="0.188cm" draw:marker-end-width="0.188cm" draw:stroke-linejoin="round" svg:stroke-linecap="butt" draw:fill="none" fo:padding-top="0.015cm" fo:padding-bottom="0.015cm" fo:padding-left="0.015cm" fo:padding-right="0.015cm" loext:decorative="false"/>
    </style:style>
    <style:style style:name="gr23" style:family="graphic" style:parent-style-name="standard">
      <style:graphic-properties draw:stroke="solid" draw:stroke-dash="Long_20_Dot" svg:stroke-width="0.035cm" svg:stroke-color="#000000" draw:marker-start-width="0.198cm" draw:marker-end-width="0.198cm" draw:stroke-linejoin="round" svg:stroke-linecap="butt" draw:fill="none" fo:padding-top="0.018cm" fo:padding-bottom="0.018cm" fo:padding-left="0.018cm" fo:padding-right="0.018cm" loext:decorative="false"/>
    </style:style>
    <style:style style:name="gr24" style:family="graphic" style:parent-style-name="standard">
      <style:graphic-properties draw:stroke="dash" draw:stroke-dash="Long_20_Dash_20__28_Rounded_29_" svg:stroke-width="0.028cm" svg:stroke-color="#504f91" draw:marker-start-width="0.187cm" draw:marker-end-width="0.187cm" svg:stroke-opacity="20%" draw:stroke-linejoin="round" svg:stroke-linecap="round" draw:fill="none" draw:opacity="80%" fo:padding-top="0.014cm" fo:padding-bottom="0.014cm" fo:padding-left="0.014cm" fo:padding-right="0.014cm" loext:decorative="false"/>
    </style:style>
    <style:style style:name="gr25" style:family="graphic" style:parent-style-name="standard">
      <style:graphic-properties draw:stroke="dash" draw:stroke-dash="Long_20_Dash_20__28_Rounded_29_" svg:stroke-width="0.028cm" svg:stroke-color="#f69320" draw:marker-start-width="0.187cm" draw:marker-end-width="0.187cm" svg:stroke-opacity="20%" draw:stroke-linejoin="round" svg:stroke-linecap="round" draw:fill="none" fo:padding-top="0.014cm" fo:padding-bottom="0.014cm" fo:padding-left="0.014cm" fo:padding-right="0.014cm" loext:decorative="false"/>
    </style:style>
    <style:style style:name="gr26" style:family="graphic" style:parent-style-name="standard">
      <style:graphic-properties draw:stroke="none" draw:fill-color="#67ac68" draw:opacity="50%" draw:textarea-horizontal-align="justify" draw:textarea-vertical-align="middle" draw:auto-grow-height="false" fo:min-height="6cm" fo:min-width="6.25cm" loext:decorative="false"/>
    </style:style>
    <style:style style:name="gr27" style:family="graphic" style:parent-style-name="standard">
      <style:graphic-properties draw:stroke="dash" draw:stroke-dash="Long_20_Dash_20__28_Rounded_29_" svg:stroke-width="0.028cm" svg:stroke-color="#67ac68" draw:marker-start-width="0.188cm" draw:marker-end-width="0.188cm" draw:stroke-linejoin="round" svg:stroke-linecap="round" draw:fill="none" fo:padding-top="0.015cm" fo:padding-bottom="0.015cm" fo:padding-left="0.015cm" fo:padding-right="0.015cm" loext:decorative="false"/>
    </style:style>
    <style:style style:name="gr28" style:family="graphic" style:parent-style-name="standard">
      <style:graphic-properties draw:stroke="solid" draw:stroke-dash="Long_20_Dot" svg:stroke-width="0.018cm" svg:stroke-color="#000000" draw:marker-start-width="0.225cm" draw:marker-end-width="0.225cm" draw:stroke-linejoin="round" svg:stroke-linecap="butt" draw:fill="none" draw:fill-color="#000000" loext:fill-use-slide-background="false" draw:opacity="100%" draw:textarea-horizontal-align="center" draw:textarea-vertical-align="middle" fo:padding-top="0.027cm" fo:padding-bottom="0.027cm" fo:padding-left="0.027cm" fo:padding-right="0.027cm" loext:decorative="false"/>
    </style:style>
    <style:style style:name="gr29" style:family="graphic" style:parent-style-name="standard">
      <style:graphic-properties draw:stroke="dash" draw:stroke-dash="Dot_20__28_Rounded_29_" svg:stroke-width="0.028cm" svg:stroke-color="#3465a4" draw:marker-start-width="0.24cm" draw:marker-end-width="0.24cm" draw:stroke-linejoin="round" svg:stroke-linecap="round" draw:fill="none" draw:fill-color="#3465a4" loext:fill-use-slide-background="false" draw:opacity="100%" draw:textarea-horizontal-align="center" draw:textarea-vertical-align="middle" fo:padding-top="0.032cm" fo:padding-bottom="0.032cm" fo:padding-left="0.032cm" fo:padding-right="0.032cm" loext:decorative="false"/>
    </style:style>
    <style:style style:name="gr30" style:family="graphic" style:parent-style-name="standard">
      <style:graphic-properties draw:stroke="dash" draw:stroke-dash="Dot_20__28_Rounded_29_" svg:stroke-width="0.028cm" svg:stroke-color="#be480a" draw:marker-start-width="0.24cm" draw:marker-end-width="0.24cm" draw:stroke-linejoin="round" svg:stroke-linecap="round" draw:fill="none" draw:fill-color="#be480a" loext:fill-use-slide-background="false" draw:opacity="100%" draw:textarea-horizontal-align="center" draw:textarea-vertical-align="middle" fo:padding-top="0.035cm" fo:padding-bottom="0.035cm" fo:padding-left="0.035cm" fo:padding-right="0.035cm" loext:decorative="false"/>
    </style:style>
    <style:style style:name="gr31" style:family="graphic" style:parent-style-name="standard">
      <style:graphic-properties draw:stroke="none" draw:fill-color="#67ac68" draw:opacity="15%" draw:textarea-horizontal-align="justify" draw:textarea-vertical-align="middle" draw:auto-grow-height="false" fo:min-height="6cm" fo:min-width="6.25cm" loext:decorative="fals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086cm, 7.203cm, 12.344cm, 7.153cm)" draw:image-opacity="100%" style:mirror="none" loext:decorative="false"/>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536cm, 4.664cm, 6.75cm, 5.622cm)" draw:image-opacity="100%" style:mirror="none" loext:decorative="false"/>
    </style:style>
    <style:style style:name="gr34" style:family="graphic" style:parent-style-name="Object_20_with_20_no_20_fill_20_and_20_no_20_line">
      <style:graphic-properties draw:textarea-horizontal-align="center" draw:textarea-vertical-align="middle" draw:color-mode="standard" draw:luminance="30%" draw:contrast="0%" draw:gamma="100%" draw:red="5%" draw:green="0%" draw:blue="50%" fo:clip="rect(3.536cm, 4.664cm, 6.75cm, 5.622cm)" draw:image-opacity="100%" style:mirror="none" loext:decorative="false"/>
    </style:style>
    <style:style style:name="gr35" style:family="graphic" style:parent-style-name="Object_20_with_20_no_20_fill_20_and_20_no_20_line">
      <style:graphic-properties draw:textarea-horizontal-align="center" draw:textarea-vertical-align="middle" draw:color-mode="standard" draw:luminance="30%" draw:contrast="0%" draw:gamma="100%" draw:red="5%" draw:green="0%" draw:blue="50%" fo:clip="rect(7.713cm, 9.773cm, 11.317cm, 9.772cm)" draw:image-opacity="100%" style:mirror="none" loext:decorative="false"/>
    </style:style>
    <style:style style:name="gr36"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042cm" fo:min-width="0.382cm" fo:padding-top="0.009cm" fo:padding-bottom="0.009cm" fo:padding-left="0.009cm" fo:padding-right="0.009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38" style:family="graphic" style:parent-style-name="standard">
      <style:graphic-properties draw:stroke="dash" draw:stroke-dash="Dot_20__28_Rounded_29_" svg:stroke-width="0.028cm" svg:stroke-color="#3465a4" draw:marker-start-width="0.242cm" draw:marker-end-width="0.242cm" svg:stroke-linecap="round" draw:fill-color="#ffffff" draw:textarea-horizontal-align="justify" draw:textarea-vertical-align="middle" draw:auto-grow-height="false" fo:min-height="0.042cm" fo:min-width="0.382cm" fo:padding-top="0.014cm" fo:padding-bottom="0.014cm" fo:padding-left="0.014cm" fo:padding-right="0.014cm" loext:decorative="false"/>
      <style:paragraph-properties style:writing-mode="lr-tb"/>
    </style:style>
    <style:style style:name="gr39" style:family="graphic" style:parent-style-name="standard">
      <style:graphic-properties draw:stroke="dash" draw:stroke-dash="Dot_20__28_Rounded_29_" svg:stroke-width="0.028cm" svg:stroke-color="#be480a" draw:marker-start-width="0.242cm" draw:marker-end-width="0.242cm" svg:stroke-linecap="round" draw:fill-color="#ffffff" draw:textarea-horizontal-align="justify" draw:textarea-vertical-align="middle" draw:auto-grow-height="false" fo:min-height="0.042cm" fo:min-width="0.382cm" fo:padding-top="0.014cm" fo:padding-bottom="0.014cm" fo:padding-left="0.014cm" fo:padding-right="0.014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0.38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249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43" style:family="graphic">
      <style:graphic-properties loext:decorative="false"/>
    </style:style>
    <style:style style:name="gr44" style:family="graphic" style:parent-style-name="standard">
      <style:graphic-properties draw:stroke="none" svg:stroke-color="#000000" draw:fill="none" draw:fill-color="#ffffff" draw:textarea-vertical-align="middle" draw:auto-grow-height="true" draw:auto-grow-width="false" fo:min-height="1.273cm" loext:decorative="false"/>
      <style:paragraph-properties style:writing-mode="lr-tb"/>
    </style:style>
    <style:style style:name="gr45"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0.466cm" fo:min-width="0.466cm" fo:padding-top="0.009cm" fo:padding-bottom="0.009cm" fo:padding-left="0.009cm" fo:padding-right="0.009cm" loext:decorative="false"/>
    </style:style>
    <style:style style:name="gr46" style:family="graphic" style:parent-style-name="standard">
      <style:graphic-properties svg:stroke-width="0.018cm" svg:stroke-color="#000000" draw:marker-start-width="0.227cm" draw:marker-end-width="0.227cm" draw:fill="none" loext:fill-use-slide-background="false" draw:textarea-horizontal-align="justify" draw:textarea-vertical-align="middle" draw:auto-grow-height="false" fo:min-height="0.482cm" fo:min-width="0.482cm" fo:padding-top="0.009cm" fo:padding-bottom="0.009cm" fo:padding-left="0.009cm" fo:padding-right="0.009cm" loext:decorative="false"/>
    </style:style>
    <style:style style:name="gr47" style:family="graphic" style:parent-style-name="standard">
      <style:graphic-properties draw:stroke="dash" draw:stroke-dash="Long_20_Dash_20__28_Rounded_29_" svg:stroke-width="0.028cm" svg:stroke-color="#67ac68" draw:marker-start-width="0.188cm" draw:marker-end-width="0.188cm" svg:stroke-opacity="20%" draw:stroke-linejoin="round" svg:stroke-linecap="round" draw:fill="none" fo:padding-top="0.015cm" fo:padding-bottom="0.015cm" fo:padding-left="0.015cm" fo:padding-right="0.015cm" loext:decorative="false"/>
    </style:style>
    <style:style style:name="gr48" style:family="graphic" style:parent-style-name="standard">
      <style:graphic-properties draw:stroke="none" draw:stroke-dash="Long_20_Dash_20__28_Rounded_29_" svg:stroke-width="0.028cm" svg:stroke-color="#f69320" draw:marker-start-width="0.187cm" draw:marker-end-width="0.187cm" svg:stroke-opacity="20%" draw:stroke-linejoin="round" svg:stroke-linecap="round" draw:fill="solid" draw:fill-color="#f69320" draw:opacity="15%" draw:textarea-horizontal-align="center" draw:textarea-vertical-align="middle" fo:padding-top="0.014cm" fo:padding-bottom="0.014cm" fo:padding-left="0.014cm" fo:padding-right="0.014cm" loext:decorative="false"/>
    </style:style>
    <style:style style:name="gr49" style:family="graphic" style:parent-style-name="standard">
      <style:graphic-properties draw:stroke="none" draw:fill-color="#ff6d6d" draw:opacity="50%" draw:textarea-horizontal-align="justify" draw:textarea-vertical-align="middle" draw:auto-grow-height="false" fo:min-height="6cm" fo:min-width="6.25cm" loext:decorative="false"/>
    </style:style>
    <style:style style:name="gr50" style:family="graphic" style:parent-style-name="standard">
      <style:graphic-properties draw:stroke="none" draw:fill="solid" draw:fill-color="#67ac68" draw:opacity="50%" draw:textarea-horizontal-align="justify" draw:textarea-vertical-align="middle" draw:auto-grow-height="false" fo:min-height="6cm" fo:min-width="6.25cm" loext:decorative="false"/>
    </style:style>
    <style:style style:name="gr51" style:family="graphic" style:parent-style-name="standard">
      <style:graphic-properties draw:stroke="dash" draw:stroke-dash="Long_20_Dash_20__28_Rounded_29_" svg:stroke-width="0.028cm" svg:stroke-color="#f69320" draw:marker-start-width="0.187cm" draw:marker-end-width="0.187cm" svg:stroke-opacity="100%" draw:stroke-linejoin="round" svg:stroke-linecap="round" draw:fill="none" fo:padding-top="0.014cm" fo:padding-bottom="0.014cm" fo:padding-left="0.014cm" fo:padding-right="0.014cm" loext:decorative="false"/>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50%" draw:green="0%" draw:blue="50%" fo:clip="rect(3.086cm, 7.203cm, 12.344cm, 7.153cm)" draw:image-opacity="100%" style:mirror="none" loext:decorative="false"/>
    </style:style>
    <style:style style:name="gr53" style:family="graphic" style:parent-style-name="standard">
      <style:graphic-properties draw:stroke="none" draw:stroke-dash="Long_20_Dash_20__28_Rounded_29_" svg:stroke-width="0.028cm" svg:stroke-color="#f69320" draw:marker-start-width="0.187cm" draw:marker-end-width="0.187cm" svg:stroke-opacity="20%" draw:stroke-linejoin="round" svg:stroke-linecap="round" draw:fill="solid" draw:fill-color="#729fcf" draw:opacity="50%" draw:textarea-horizontal-align="center" draw:textarea-vertical-align="middle" fo:padding-top="0.014cm" fo:padding-bottom="0.014cm" fo:padding-left="0.014cm" fo:padding-right="0.014cm" loext:decorative="false"/>
    </style:style>
    <style:style style:name="gr54" style:family="graphic" style:parent-style-name="objectwithoutfill">
      <style:graphic-properties svg:stroke-width="0.018cm" svg:stroke-color="#780373" draw:marker-start-width="0.227cm" draw:marker-end="Extrémités_20_de_20_flèche_20_6" draw:marker-end-width="0.135cm" svg:stroke-linecap="butt" draw:fill="none" draw:textarea-horizontal-align="center" draw:textarea-vertical-align="middle" fo:padding-top="0.009cm" fo:padding-bottom="0.009cm" fo:padding-left="0.009cm" fo:padding-right="0.009cm" loext:decorative="false"/>
    </style:style>
    <style:style style:name="gr55" style:family="graphic" style:parent-style-name="objectwithoutfill">
      <style:graphic-properties draw:stroke-dash="Long_20_Dash_20__28_Rounded_29_" svg:stroke-width="0.018cm" svg:stroke-color="#780373" draw:marker-start-width="0.227cm" draw:marker-end="Extrémités_20_de_20_flèche_20_6" draw:marker-end-width="0.135cm" svg:stroke-linecap="round" draw:fill="none" draw:textarea-horizontal-align="center" draw:textarea-vertical-align="middle" fo:padding-top="0.009cm" fo:padding-bottom="0.009cm" fo:padding-left="0.009cm" fo:padding-right="0.009cm" loext:decorative="false"/>
    </style:style>
    <style:style style:name="gr56" style:family="graphic" style:parent-style-name="Object_20_with_20_no_20_fill_20_and_20_no_20_line">
      <style:graphic-properties svg:stroke-color="#780373" draw:textarea-horizontal-align="center" draw:textarea-vertical-align="middle" draw:color-mode="standard" draw:luminance="0%" draw:contrast="0%" draw:gamma="100%" draw:red="50%" draw:green="0%" draw:blue="50%" fo:clip="rect(4.208cm, 7.13cm, 6.594cm, 5.216cm)" draw:image-opacity="100%" style:mirror="none" loext:decorative="false"/>
    </style:style>
    <style:style style:name="gr57" style:family="graphic" style:parent-style-name="objectwithoutfill">
      <style:graphic-properties svg:stroke-width="0.028cm" svg:stroke-color="#c9211e" draw:marker-start-width="0.242cm" draw:marker-end="Extrémités_20_de_20_flèche_20_6" draw:marker-end-width="0.15cm" svg:stroke-linecap="butt" draw:fill="none" draw:textarea-horizontal-align="center" draw:textarea-vertical-align="middle" fo:padding-top="0.014cm" fo:padding-bottom="0.014cm" fo:padding-left="0.014cm" fo:padding-right="0.014cm" loext:decorative="false"/>
    </style:style>
    <style:style style:name="gr58" style:family="graphic" style:parent-style-name="Object_20_with_20_no_20_fill_20_and_20_no_20_line">
      <style:graphic-properties draw:textarea-horizontal-align="center" draw:textarea-vertical-align="middle" draw:color-mode="standard" draw:luminance="0%" draw:contrast="0%" draw:gamma="100%" draw:red="80%" draw:green="0%" draw:blue="0%" fo:clip="rect(3.086cm, 7.203cm, 12.344cm, 7.153cm)" draw:image-opacity="100%" style:mirror="none" loext:decorative="false"/>
    </style:style>
    <style:style style:name="gr59" style:family="graphic" style:parent-style-name="standard">
      <style:graphic-properties svg:stroke-width="0.028cm" svg:stroke-color="#780373" draw:marker-start-width="0.242cm" draw:marker-end-width="0.242cm" draw:fill-color="#ffffff" draw:textarea-horizontal-align="justify" draw:textarea-vertical-align="middle" draw:auto-grow-height="false" fo:min-height="0.284cm" fo:min-width="0.284cm" fo:padding-top="0.014cm" fo:padding-bottom="0.014cm" fo:padding-left="0.014cm" fo:padding-right="0.014cm" loext:decorative="false"/>
      <style:paragraph-properties style:writing-mode="lr-tb"/>
    </style:style>
    <style:style style:name="gr60" style:family="graphic" style:parent-style-name="standard">
      <style:graphic-properties svg:stroke-width="0.028cm" svg:stroke-color="#780373" draw:marker-start-width="0.242cm" draw:marker-end-width="0.242cm" draw:fill-color="#ffffff" draw:textarea-horizontal-align="justify" draw:textarea-vertical-align="middle" draw:auto-grow-height="false" fo:min-height="0.256cm" fo:min-width="0.256cm" fo:padding-top="0.014cm" fo:padding-bottom="0.014cm" fo:padding-left="0.014cm" fo:padding-right="0.014cm" loext:decorative="false"/>
      <style:paragraph-properties style:writing-mode="lr-tb"/>
    </style:style>
    <style:style style:name="gr61" style:family="graphic" style:parent-style-name="objectwithoutfill">
      <style:graphic-properties svg:stroke-width="0.028cm" svg:stroke-color="#780373"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62" style:family="graphic" style:parent-style-name="standard">
      <style:graphic-properties draw:stroke="none" svg:stroke-color="#000000" draw:fill="none" draw:fill-color="#ffffff" draw:auto-grow-height="true" draw:auto-grow-width="false" fo:min-height="0.669cm" loext:decorative="false"/>
      <style:paragraph-properties style:writing-mode="lr-tb"/>
    </style:style>
    <style:style style:name="gr63" style:family="graphic" style:parent-style-name="objectwithoutfill">
      <style:graphic-properties svg:stroke-width="0.028cm" svg:stroke-color="#c9211e"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64" style:family="graphic" style:parent-style-name="standard">
      <style:graphic-properties svg:stroke-width="0.028cm" svg:stroke-color="#c9211e" draw:marker-start-width="0.242cm" draw:marker-end-width="0.242cm" draw:fill-color="#ffffff" draw:textarea-horizontal-align="justify" draw:textarea-vertical-align="middle" draw:auto-grow-height="false" fo:min-height="0.256cm" fo:min-width="0.256cm" fo:padding-top="0.014cm" fo:padding-bottom="0.014cm" fo:padding-left="0.014cm" fo:padding-right="0.014cm" loext:decorative="false"/>
      <style:paragraph-properties style:writing-mode="lr-tb"/>
    </style:style>
    <style:style style:name="gr65" style:family="graphic" style:parent-style-name="standard">
      <style:graphic-properties svg:stroke-width="0.018cm" svg:stroke-color="#000000" draw:marker-start-width="0.227cm" draw:marker-end-width="0.227cm" draw:fill-color="#729fcf" draw:opacity="35%" draw:textarea-horizontal-align="justify" draw:textarea-vertical-align="middle" draw:auto-grow-height="false" fo:min-height="0.482cm" fo:min-width="0.482cm" fo:padding-top="0.009cm" fo:padding-bottom="0.009cm" fo:padding-left="0.009cm" fo:padding-right="0.009cm" loext:decorative="false"/>
    </style:style>
    <style:style style:name="gr66" style:family="graphic" style:parent-style-name="standard">
      <style:graphic-properties svg:stroke-width="0.018cm" svg:stroke-color="#000000" draw:marker-start-width="0.227cm" draw:marker-end-width="0.227cm" draw:fill-color="#ff6d6d" draw:opacity="35%" draw:textarea-horizontal-align="justify" draw:textarea-vertical-align="middle" draw:auto-grow-height="false" fo:min-height="0.482cm" fo:min-width="0.482cm" fo:padding-top="0.009cm" fo:padding-bottom="0.009cm" fo:padding-left="0.009cm" fo:padding-right="0.009cm" loext:decorative="false"/>
    </style:style>
    <style:style style:name="gr67" style:family="graphic" style:parent-style-name="standard">
      <style:graphic-properties draw:stroke="none" svg:stroke-color="#000000" draw:fill="none" draw:fill-color="#ffffff" draw:auto-grow-height="true" draw:auto-grow-width="false" fo:min-height="0.419cm" loext:decorative="false"/>
      <style:paragraph-properties style:writing-mode="lr-tb"/>
    </style:style>
    <style:style style:name="P1" style:family="paragraph">
      <loext:graphic-properties draw:fill-color="#67ac68" draw:opacity="35%"/>
      <style:paragraph-properties fo:text-align="center"/>
    </style:style>
    <style:style style:name="P2" style:family="paragraph">
      <loext:graphic-properties draw:fill-color="#504f91" draw:opacity="40%"/>
      <style:paragraph-properties fo:text-align="center"/>
    </style:style>
    <style:style style:name="P3" style:family="paragraph">
      <loext:graphic-properties draw:fill="none"/>
    </style:style>
    <style:style style:name="P4" style:family="paragraph">
      <loext:graphic-properties draw:fill-color="#f69320" draw:opacity="50%"/>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504f91" draw:opacity="90%"/>
    </style:style>
    <style:style style:name="P7" style:family="paragraph">
      <loext:graphic-properties draw:fill="solid" draw:fill-color="#67ac68" draw:opacity="90%"/>
    </style:style>
    <style:style style:name="P8" style:family="paragraph">
      <loext:graphic-properties draw:fill="solid" draw:fill-color="#f69320" draw:opacity="90%"/>
    </style:style>
    <style:style style:name="P9" style:family="paragraph">
      <style:text-properties fo:color="#666666" loext:opacity="100%" style:font-name="Arial" fo:font-size="8pt" style:font-size-asian="8pt" style:font-size-complex="8pt"/>
    </style:style>
    <style:style style:name="P10" style:family="paragraph">
      <loext:graphic-properties draw:fill="none" draw:fill-color="#ffffff"/>
      <style:text-properties fo:color="#666666" loext:opacity="100%" style:font-name="Arial" fo:font-size="8pt" style:font-size-asian="8pt" style:font-size-complex="8pt"/>
    </style:style>
    <style:style style:name="P11" style:family="paragraph">
      <loext:graphic-properties draw:fill-color="#504f91" draw:opacity="50%"/>
      <style:paragraph-properties fo:text-align="center"/>
    </style:style>
    <style:style style:name="P12" style:family="paragraph">
      <style:paragraph-properties fo:text-align="center"/>
      <style:text-properties fo:color="#666666" loext:opacity="100%" style:font-name="Arial" fo:font-size="8pt" fo:font-style="italic" style:font-size-asian="8pt" style:font-style-asian="italic" style:font-size-complex="8pt" style:font-style-complex="italic"/>
    </style:style>
    <style:style style:name="P13" style:family="paragraph">
      <loext:graphic-properties draw:fill="none" draw:fill-color="#ffffff"/>
      <style:paragraph-properties fo:text-align="center"/>
      <style:text-properties fo:color="#666666" loext:opacity="100%" style:font-name="Arial" fo:font-size="8pt" fo:font-style="italic" style:font-size-asian="8pt" style:font-style-asian="italic" style:font-size-complex="8pt" style:font-style-complex="italic"/>
    </style:style>
    <style:style style:name="P14" style:family="paragraph">
      <loext:graphic-properties draw:fill="none" draw:opacity="100%"/>
    </style:style>
    <style:style style:name="P15" style:family="paragraph">
      <loext:graphic-properties draw:fill-color="#67ac68" draw:opacity="30%"/>
      <style:paragraph-properties fo:text-align="center"/>
    </style:style>
    <style:style style:name="P16" style:family="paragraph">
      <loext:graphic-properties draw:fill="none" draw:opacity="80%"/>
    </style:style>
    <style:style style:name="P17" style:family="paragraph">
      <loext:graphic-properties draw:fill-color="#67ac68" draw:opacity="50%"/>
      <style:paragraph-properties fo:text-align="center"/>
    </style:style>
    <style:style style:name="P18" style:family="paragraph">
      <loext:graphic-properties draw:fill="none" draw:fill-color="#000000" draw:opacity="100%"/>
      <style:paragraph-properties fo:text-align="center"/>
    </style:style>
    <style:style style:name="P19" style:family="paragraph">
      <loext:graphic-properties draw:fill="none" draw:fill-color="#3465a4" draw:opacity="100%"/>
      <style:paragraph-properties fo:text-align="center"/>
    </style:style>
    <style:style style:name="P20" style:family="paragraph">
      <loext:graphic-properties draw:fill="none" draw:fill-color="#be480a" draw:opacity="100%"/>
      <style:paragraph-properties fo:text-align="center"/>
    </style:style>
    <style:style style:name="P21" style:family="paragraph">
      <loext:graphic-properties draw:fill-color="#67ac68" draw:opacity="15%"/>
      <style:paragraph-properties fo:text-align="center"/>
    </style:style>
    <style:style style:name="P22" style:family="paragraph">
      <style:paragraph-properties fo:text-align="center"/>
    </style:style>
    <style:style style:name="P23" style:family="paragraph">
      <style:paragraph-properties fo:text-align="center"/>
      <style:text-properties fo:font-size="8pt" style:font-size-asian="8pt" style:font-size-complex="8pt"/>
    </style:style>
    <style:style style:name="P24" style:family="paragraph">
      <loext:graphic-properties draw:fill-color="#ffffff"/>
      <style:paragraph-properties fo:text-align="center"/>
      <style:text-properties fo:font-size="8pt" style:font-size-asian="8pt" style:font-size-complex="8pt"/>
    </style:style>
    <style:style style:name="P25" style:family="paragraph">
      <style:text-properties fo:color="#666666" loext:opacity="100%" style:font-name="Arial" fo:font-size="8pt" fo:font-weight="bold" style:font-size-asian="8pt" style:font-weight-asian="bold" style:font-size-complex="8pt" style:font-weight-complex="bold"/>
    </style:style>
    <style:style style:name="P26" style:family="paragraph">
      <loext:graphic-properties draw:fill="none" draw:fill-color="#ffffff"/>
      <style:text-properties fo:color="#666666" loext:opacity="100%" style:font-name="Arial" fo:font-size="8pt" fo:font-weight="bold" style:font-size-asian="8pt" style:font-weight-asian="bold" style:font-size-complex="8pt" style:font-weight-complex="bold"/>
    </style:style>
    <style:style style:name="P27" style:family="paragraph">
      <loext:graphic-properties draw:fill="solid" draw:fill-color="#f69320" draw:opacity="15%"/>
      <style:paragraph-properties fo:text-align="center"/>
    </style:style>
    <style:style style:name="P28" style:family="paragraph">
      <loext:graphic-properties draw:fill-color="#ff6d6d" draw:opacity="50%"/>
      <style:paragraph-properties fo:text-align="center"/>
    </style:style>
    <style:style style:name="P29" style:family="paragraph">
      <loext:graphic-properties draw:fill="solid" draw:fill-color="#67ac68" draw:opacity="50%"/>
      <style:paragraph-properties fo:text-align="center"/>
    </style:style>
    <style:style style:name="P30" style:family="paragraph">
      <loext:graphic-properties draw:fill="solid" draw:fill-color="#729fcf" draw:opacity="50%"/>
      <style:paragraph-properties fo:text-align="center"/>
    </style:style>
    <style:style style:name="P31" style:family="paragraph">
      <style:paragraph-properties fo:text-align="center"/>
      <style:text-properties fo:color="#780373" loext:opacity="100%" style:font-name="Arial" fo:font-size="7pt" fo:font-weight="bold" style:font-size-asian="7pt" style:font-weight-asian="bold" style:font-size-complex="7pt" style:font-weight-complex="bold"/>
    </style:style>
    <style:style style:name="P32" style:family="paragraph">
      <loext:graphic-properties draw:fill-color="#ffffff"/>
      <style:paragraph-properties fo:text-align="center"/>
      <style:text-properties fo:color="#780373" loext:opacity="100%" style:font-name="Arial" fo:font-size="7pt" fo:font-weight="bold" style:font-size-asian="7pt" style:font-weight-asian="bold" style:font-size-complex="7pt" style:font-weight-complex="bold"/>
    </style:style>
    <style:style style:name="P33" style:family="paragraph">
      <style:text-properties fo:color="#666666" loext:opacity="100%" style:font-name="Arial" fo:font-size="8pt" fo:font-weight="normal" style:font-size-asian="8pt" style:font-weight-asian="normal" style:font-size-complex="8pt" style:font-weight-complex="normal"/>
    </style:style>
    <style:style style:name="P34" style:family="paragraph">
      <loext:graphic-properties draw:fill="none" draw:fill-color="#ffffff"/>
      <style:text-properties fo:color="#666666" loext:opacity="100%" style:font-name="Arial" fo:font-size="8pt" fo:font-weight="normal" style:font-size-asian="8pt" style:font-weight-asian="normal" style:font-size-complex="8pt" style:font-weight-complex="normal"/>
    </style:style>
    <style:style style:name="P35" style:family="paragraph">
      <style:paragraph-properties fo:text-align="center"/>
      <style:text-properties fo:color="#c9211e" loext:opacity="100%" style:font-name="Arial" fo:font-size="7pt" fo:font-weight="bold" style:font-size-asian="7pt" style:font-weight-asian="bold" style:font-size-complex="7pt" style:font-weight-complex="bold"/>
    </style:style>
    <style:style style:name="P36" style:family="paragraph">
      <loext:graphic-properties draw:fill-color="#ffffff"/>
      <style:paragraph-properties fo:text-align="center"/>
      <style:text-properties fo:color="#c9211e" loext:opacity="100%" style:font-name="Arial" fo:font-size="7pt" fo:font-weight="bold" style:font-size-asian="7pt" style:font-weight-asian="bold" style:font-size-complex="7pt" style:font-weight-complex="bold"/>
    </style:style>
    <style:style style:name="P37" style:family="paragraph">
      <loext:graphic-properties draw:fill-color="#729fcf" draw:opacity="35%"/>
      <style:paragraph-properties fo:text-align="center"/>
    </style:style>
    <style:style style:name="P38" style:family="paragraph">
      <loext:graphic-properties draw:fill-color="#ff6d6d" draw:opacity="35%"/>
      <style:paragraph-properties fo:text-align="center"/>
    </style:style>
    <style:style style:name="T1" style:family="text">
      <style:text-properties fo:color="#666666" loext:opacity="100%" fo:font-size="8pt" style:font-size-asian="8pt" style:font-size-complex="8pt"/>
    </style:style>
    <style:style style:name="T2" style:family="text">
      <style:text-properties fo:color="#666666" loext:opacity="100%" fo:font-size="8pt" fo:font-style="italic" style:font-size-asian="8pt" style:font-style-asian="italic" style:font-size-complex="8pt" style:font-style-complex="italic"/>
    </style:style>
    <style:style style:name="T3" style:family="text">
      <style:text-properties fo:font-size="8pt" style:font-size-asian="8pt" style:font-size-complex="8pt"/>
    </style:style>
    <style:style style:name="T4" style:family="text">
      <style:text-properties fo:color="#666666" loext:opacity="100%" fo:font-size="8pt" fo:font-weight="bold" style:font-size-asian="8pt" style:font-weight-asian="bold" style:font-size-complex="8pt" style:font-weight-complex="bold"/>
    </style:style>
    <style:style style:name="T5" style:family="text">
      <style:text-properties fo:color="#666666" loext:opacity="100%" fo:font-size="7pt" style:font-size-asian="7pt" style:font-size-complex="7pt"/>
    </style:style>
    <style:style style:name="T6" style:family="text">
      <style:text-properties fo:color="#780373" loext:opacity="100%" style:font-name="Arial" fo:font-size="7pt" fo:font-weight="bold" style:font-size-asian="7pt" style:font-weight-asian="bold" style:font-size-complex="7pt" style:font-weight-complex="bold"/>
    </style:style>
    <style:style style:name="T7" style:family="text">
      <style:text-properties fo:color="#666666" loext:opacity="100%" fo:font-size="8pt" fo:font-weight="normal" style:font-size-asian="8pt" style:font-weight-asian="normal" style:font-size-complex="8pt" style:font-weight-complex="normal"/>
    </style:style>
    <style:style style:name="T8" style:family="text">
      <style:text-properties fo:color="#c9211e" loext:opacity="100%" style:font-name="Arial"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ath draw:style-name="gr1" draw:text-style-name="P1" draw:layer="layout" svg:width="5.043cm" svg:height="5.153cm" svg:x="1.73cm" svg:y="2cm" svg:viewBox="0 0 5044 5154" svg:d="M4147 11l60 6 10 2c1 0 1 0 2 0l49 5 61 10 59 13 59 23 36 17c1 0 2 1 2 1l25 9 59 25 56 34v1c1 0 1 0 1 0l4 2 61 32 44 33c1 0 1 0 1 0l14 11 59 54c0 1 1 1 1 2l55 68 3 6v1c1 0 1 0 1 0l37 61 22 55c1 1 1 2 1 2l7 12 27 69 20 67 7 28v1l13 42 17 68 14 68 8 69 2 67-2 70-4 69-4 69-4 70-4 70-9 68-17 68-10 26v1l-13 42-28 68-20 40c0 1-1 2-1 2l-10 29-26 69-24 49c0 1 0 1-1 1l-7 19-34 68-18 30-24 39-37 50c-1 1-1 1-1 1l-12 18-48 67c-1 0-1 0-1 0l-2 3-50 69-9 11-45 58-16 19-43 51-18 20-42 49c0 1 0 1 0 1l-20 26-1 1-30 43v1l-31 50h-1v1l-10 19-43 69-6 8-45 60-17 20-43 49c-1 1-2 2-2 3l-17 26-31 42c-1 1-1 2-2 2-1 3-2 6-2 9 0 2 0 3 1 5l17 69c0 2 1 3 1 5 2 2 4 4 6 6l15 10 60 45 15 13c1 1 1 1 1 1l46 35 35 33 23 26 33 40 26 58v1l4 7 10 64-10 65-5 13-21 52-36 47-20 17-36 25-58 20-57 8-58-3-60-11-58-22-38-19-21-11-61-38-21-17-37-37-25-30-33-64-1-1v-1l-24-68-17-69c0-2-1-3-1-5-1 0-1 0-1 0l-19-32c-1-3-4-5-6-7-3-1-6-2-10-2-1 0-2 0-3 0l-61 11c-2 1-4 1-6 2-2 2-3 3-5 4l-18 21c0 1 0 1 0 2l-44 60c-1 0-1 1-2 1 0 1 0 2-1 3l-4 9-29 68-27 51c0 1-1 1-1 2l-7 19v1l-21 70v1l-17 69c-1 0-1 1-1 1l-14 70v1l-2 17-6 53c0 1 0 1 0 1l-5 69-4 70-7 69-14 67-23 68-2 5c0 0 0 1 0 2l-17 65-19 68-22 70-3 9-19 60-27 68-15 32c0 0-1 0-1 1l-15 38-29 69c0 1 0 1 0 1l-17 45v1l-7 24c0 1-1 1-1 2l-14 70c0 1 0 1 0 2l-5 70c0 1 0 1 0 1v69c0 1 0 1 0 1l1 69-3 69-7 68-11 69-14 62-2 5-32 65-23 24-57 38-3 1-52 14-57 1-56-15-56-37-23-26-36-59-4-8-35-70v-1h-1l-21-36-20-34v-1l-42-59-7-10c-1-1-1-1-2-2l-54-61-8-9-53-56-13-14-49-55-11-13-49-62-6-7-48-69-5-10v-1l-33-57-28-69c-1 0-1-1-1-2-1 0-1 0-1 0l-42-70c0-1-1-2-2-3l-19-22-1-1-49-47-12-11-61-53-3-4-1-1-56-64-4-5-50-68-7-10-42-60-19-30-24-39-36-66c-1 0-1 0-1-1l-2-3-50-70c-1-1-2-2-2-3l-10-9-58-60c-1-1-2-2-3-3l-2-1-60-50-17-16-44-40-27-29-33-38-23-30-38-58-5-10-39-69-16-36v-1l-17-33-34-69-10-20c0-1 0-1 0-2-1 0-1 0-1 0l-30-49-32-52c0-1 0-1 0-1l-12-17c-1-1-1-1-1-1l-49-58c-1-1-1-1-1-1l-11-12c0-1-1-1-2-2l-50-42-34-28c0 0-1 0-1-1l-28-19-57-47v-1c-1-1-2-2-3-3l-61-54-13-13-47-52-14-16-47-63-5-6-51-69-4-7c-1-1-1-1-1-1l-52-63-10-12-47-57-13-18-36-50-25-45-14-24-34-68-13-29v-1l-21-41-36-70v-1l-4-7c-1 0-1-1-1-1l-42-62-20-28c-1-1-1-1-1-1l-34-42-1-1-27-29-38-41v-1l-23-22-44-46-17-20-40-49-20-30-28-38-32-60v-1c-1 0-1-1-2-2l-5-6-32-67-21-67c0-1-1-2-1-3l-22-68-15-69-10-68-5-68-1-69 2-69 6-68 11-68 23-67 10-17 24-50 36-45 17-22 42-41 33-26 26-21 60-37 20-10h1c0-1 0-1 0-1l40-24 60-29 40-15c1 0 1-1 1-1l21-10 60-24 59-18 61-12 22-4c0 0 1 0 1-1l39-9 61-12 59-9 60-4 60 2 59 8 60 14 47 11c1 0 1 0 1 0l16 3h1l61 8h1l61 5h1l62 2 61 2 60 3 62 4 61 5h1l62 3c1 0 1 0 1 0l61-1c0 0 1 0 2 0l61-7 62-9h1l61-11 36-7c1 0 1-1 2-1l25-8 61-18 60-14 62-12 61-11 30-5c0 0 1-1 2-1l31-9 61-17 61-13 61-14 62-14c0-1 1-1 1-1l6-2c1 0 1 0 2 0l54-23 60-21 61-18 33-6c1-1 2-1 3-1l26-10 61-16 59-11 60-8 62-4 60-3h60 62l61 1 61 1h62c1 0 1 0 1 0l61-2c1 0 1 0 2 0l62-7 60-10c2 0 4 0 6-1l59-21 62-19 60-16 59-12 9-1c1 0 2 0 2 0l51-11 60-7 60-1 61 3 60 3z">
          <text:p/>
        </draw:path>
        <draw:path draw:style-name="gr2" draw:text-style-name="P2" draw:layer="layout" svg:width="3.601cm" svg:height="4.124cm" svg:x="1.97cm" svg:y="1.642cm" svg:viewBox="0 0 3602 4125" svg:d="M1090 420l51-11 57-26 1-1 47-18-360 361-5-1h-1l-46-11-29-7zM718 692l-4-1-60-2-59 4-60 9-61 12-19 5 4-3 1-1 1-1 47-25 14-9 61-38 1-1 43-21 16-11 1-1 62-38h1v-1h1l42-19 16-12h1l1-1 61-32h1 1v-1h1l62-20h1l16-5 37-17zM1425 286l20-8 1-1 18-6 39-24 1-1h1 1l62-25v-1h1 1l28-8-529 530-47-2h-1l-47-4zM1755 155l57-21 3-2 57-37 1-1h1l61-26h1v-1h1l9-2-686 686-54-4-41-2zM16 2094l38 40 11 11-41 41-1-14-1-2-22-59zM2087 23l37-5h1l61-4h1 9l-744 744-60 1h-1l-38-2zM114 2197l1 1 27 29 1 1 18 22-127 126 3-67-2-33zM2301 10l9-1 60-4h1l36-2-716 716-13 4v1h-1-1l-36 7-61 11h-1l-11 2zM203 2307l37 54 1 1v1l2 4-202 202-7-49v-1l-2-41zM2511 0l47 2h1l43 6-651 651-4 1-61 11-57 11zM277 2433l4 7 21 41 1 1 7 18-245 245v-17l-9-68v-5zM2686 25l60 17h1v1l15 5-548 548-21 5-61 14-47 10zM343 2567l6 12 14 25 13 22-310 310-3-69v-1-1l1-18zM2841 70l26 6 49 11-422 421-19 7h-1v1h-1-1l-33 7-61 17-12 5zM416 2687l8 11 13 18 22 27-350 350-5-9-1-1v-1l-1-1v-1l-18-62zM2997 106l54 14h1l24 6-340 341-55 3-56 8zM505 2798l41 50 1 1 2 4-361 362-41-56-1-1v-1zM3160 142l13 3h1l62 16h1 1v1h1 1l-301 301h-13-62-25zM592 2911l10 14 5 6 1 1 26 36-362 362-4-7-17-29-19-24zM3309 194l14 7 38 16h1l15 8-239 239-28 1h-62-1-9zM679 3023l36 40 13 12-414 413-10-61-6-22zM3442 261l17 11 26 13 1 1h1l18 12-119 119-26 7-59 21h-1l-1 1h-1-1-1-1l-46 8zM781 3122l8 7 1 1 1 1v1h1l1 1 41 35-474 474v-1l-1-1v-1l-1-1-24-70zM3565 338l5 4 32 23-49 11h-1-1l-9 1-21 4zM891 3211l21 17 1 1 33 27-499 499-39-40v-1l-1-1-1-1-6-9zM995 3308l30 35 1 1 12 17v1l1 1-467 467-47-18h-1v-1h-1-1v-1h-1l-17-12zM1077 3425l23 38h1v1 1l10 21 2 3-367 368-32-5-59-5zM1146 3556l16 31 1 1 15 36-307 307-8-6-36-31-12-7zM1214 3689l3 4 5 10 31 47-272 271-31-22-1-1-1-1-4-4-19-15zM1296 3806l21 23 26 30-231 231-36-15v-1h-1l-14-8-17-8zM1396 3907l8 7 46 38-173 173h-9-1-1l-62-7h-1-1-1l-13-4zM1501 4001l26 27 10 10 1 1 1 1 6 9-21 15-1 1h-1v1l-61 34h-1l-1 1h-1-1l-1 1-61 16h-1-1l-10 1z">
          <text:p/>
        </draw:path>
        <draw:polygon draw:style-name="gr3" draw:text-style-name="P3" draw:layer="layout" svg:width="3.961cm" svg:height="4.088cm" svg:x="1.871cm" svg:y="1.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ath draw:style-name="gr4" draw:text-style-name="P4" draw:layer="layout" svg:width="4.252cm" svg:height="5.82cm" svg:x="3.04cm" svg:y="1.673cm" svg:viewBox="0 0 4253 5821" svg:d="M40 671l38-8 60-8 21-3-63 63-22-1-61-2h-13zM273 639l49-4 58-4-96 96-26-1h-1l-60-5h-6zM482 630h22l61 3 12 1-79 79-52 8c-1 0-1 0-1 0l-61 7zM671 641l16 1c1 0 1 0 1 0l61 3h1 16l-6 6-6 2-60 14-62 18-8 3zM1954 349l11-4c1-1 1-1 2-1l19-11v-1l62-35 45-22h1c0-1 1-1 1-1l14-10 60-31h1l-202 202-52-1-46-1zM1770 433h-32l45-12zM2324 179l27-9 61-17 51-13-283 283-15 3h-1l-62 7c-1 0-1 0-2 0l-30 1zM2610 94l47-13h1l54-14c0 0 1 0 2 0l7-3 29-11-298 298-41 9-60 15-33 10zM2887 16l14-2 59-6 37-2-322 322-22-1-61 1-19 2zM3100 4l43-1 59-2-339 340-28-3-61-5h-3zM3304 0h22l61 3 12 1-361 361-21-4-61-10h-3zM3483 20l23 6 50 21-372 372-10-4c-1 0-2-1-2-1l-36-17-21-8zM3625 79h1l61 32 3 2-372 373-3-2c-1 0-1 0-1 0-1-1-1-1-1-1l-56-34-2-1zM3753 150l54 36 5 5-372 372-2-1-14-11-41-30zM3867 236l34 35 15 16-379 379-39-48c0-1-1-1-1-2l-5-5zM3963 340l24 32 20 25-397 396-16-39-17-28zM4048 455v1l14 21 22 42-419 419-14-46-11-29zM4115 589l9 24 16 50-432 432-17-65-4-13zM4162 742l2 8c0 1 0 1 0 2l5 14c1 0 1 0 1 0l19 49-458 457-1-37-6-56zM2351 3353l53-10c1 0 2 0 3 0 3 0 6 1 9 2 3 2 5 4 7 7l13 23-245 245 7-23v-1l7-19c1-1 1-1 2-2l26-51 30-68 4-9c0-1 0-2 1-3l1-1 22-30zM4217 887l1 4 12 41v1l10 26 2 10-518 518 2-46 4-68zM2459 3452l2 6 23 68v1l-346 346 5-47 2-17c1 0 1-1 1-1l10-53zM4253 1058v34l-12 67-6 17-527 528 6-54 4-56zM2519 3593l24 29 23 23-445 445 1-2 6-69 3-38zM4199 1313l-8 57c-1 1-1 2-1 3l2 46-592 592 6-17 10-29c1 0 1-1 1-2l20-40 28-68 4-13zM2622 3689l40 25 21 11 2 1-640 640 1-3 19-68 17-65zM4197 1514l-1 66-4 39-917 917 37-48h1l8-11 51-69 1-3c1 0 1 0 1 0l49-67 11-18c1 0 1 0 1-1l37-50 24-39 19-30 3-7zM2698 3814l-2 19c-1 0-1 0-1 1l-5 46-2 43-762 762 19-44 15-38c0-1 0-1 0-1l15-32 23-56zM4161 1751l-10 33-32 68-10 18c0 0 0 1-1 1l-25 49-12 21-1215 1214-8-35c0-2-1-3-1-4 0-4 1-7 3-10 0 0 1-1 1-2l32-42 16-26c1-1 1-2 2-3l44-49 16-20 42-55zM2681 4031l-7 56-13 63-790 790v-13c0-1 0-1 0-2l5-70c0-1 1-1 1-2l4-23zM3939 2172l-14 25-2 2c0 1 0 1 0 1 0 1-1 1-1 1l-35 70-23 44c-1 0-1 0-1 0l-12 25-20 41-879 878-5-4-51-39zM2628 4284l-3 11v1l-14 69-8 44-734 734v-9l3-69v-25zM3717 2595l-12 24-25 45h-1l-12 25-40 68-9 13c0 1 0 1 0 1v1l-28 49-532 532-13-16-36-33-1-1zM2570 4542l-8 31-17 70v1l-6 28-719 719-5-11 21-42 1-5 15-62 2-13zM3523 2989l-6 55-4 54-344 344-21-5-39-15-6-13zM2524 4787l2 70v1l2 17-633 633-26-31c0-1-1-1-1-2l-3-3-10-16zM3469 3243l-2 4-34 66c0 1 0 2-1 3v1l-40 66-16 18-57 40-17 5-38 8h-6zM2536 4967l2 29-1 67v3l-545 545c-1 0-1-1-2-1l-47-49zM2488 5216l-20 52c-1 1-1 2-1 3l-14 70v1l-2 10-354 354-34-28-12-9-8-8zM2437 5467l-2 13-16 69-16 51-189 189-42-28-17-12zM2354 5750l-2 5-20 42-31 18-17 6-1-1z">
          <text:p/>
        </draw:path>
        <draw:polygon draw:style-name="gr5" draw:text-style-name="P3" draw:layer="layout" svg:width="5.08cm" svg:height="5.19cm" svg:x="1.71cm" svg:y="1.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6" draw:text-style-name="P3" draw:layer="layout" svg:width="5.001cm" svg:height="5.858cm" svg:x="2.31cm" svg:y="1.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7" draw:text-style-name="P5" draw:layer="layout" svg:width="1.767cm" svg:height="1.021cm" draw:transform="skewX (-0.0373500459926786) rotate (-0.605978316292431) translate (3.9754461414858cm 2.45715724308987cm)" svg:viewBox="0 0 1768 1022" svg:d="M0 1022c1572 0 1768-1022 1768-1022">
          <text:p/>
        </draw:path>
        <draw:path draw:style-name="gr8" draw:text-style-name="P6" draw:layer="layout" svg:width="0.199cm" svg:height="0.199cm" svg:x="3.541cm" svg:y="3.378cm" svg:viewBox="0 0 200 200" svg:d="M200 100c0 133-200 133-200 0s200-133 200 0z">
          <text:p/>
        </draw:path>
        <draw:path draw:style-name="gr9" draw:text-style-name="P7" draw:layer="layout" svg:width="0.199cm" svg:height="0.199cm" svg:x="4.248cm" svg:y="3.688cm" svg:viewBox="0 0 200 200" svg:d="M200 100c0 133-200 133-200 0s200-133 200 0z">
          <text:p/>
        </draw:path>
        <draw:path draw:style-name="gr10" draw:text-style-name="P8" draw:layer="layout" svg:width="0.199cm" svg:height="0.199cm" svg:x="4.818cm" svg:y="3.678cm" svg:viewBox="0 0 200 200" svg:d="M200 100c0 133-200 133-200 0s200-133 200 0z">
          <text:p/>
        </draw:path>
        <draw:line draw:style-name="gr11" draw:text-style-name="P5" draw:layer="layout" svg:x1="1cm" svg:y1="8cm" svg:x2="8cm" svg:y2="8cm">
          <text:p/>
        </draw:line>
        <draw:line draw:style-name="gr11" draw:text-style-name="P5" draw:layer="layout" svg:x1="1cm" svg:y1="8cm" svg:x2="1cm" svg:y2="1cm">
          <text:p/>
        </draw:line>
        <draw:path draw:style-name="gr4" draw:text-style-name="P4" draw:layer="layout" svg:width="0.499cm" svg:height="0.499cm" svg:x="8.5cm" svg:y="4.3cm" svg:viewBox="0 0 500 500" svg:d="M0 176v-100l76-76h100zM0 377v-100l277-277h100zM76 500h-76v-23l477-477h23v76zM268 500h-92l324-324v92zM468 500h-100l132-132v100z">
          <text:p/>
        </draw:path>
        <draw:custom-shape draw:style-name="gr12" draw:text-style-name="P5" draw:layer="layout" svg:width="0.5cm" svg:height="0.5cm" svg:x="8.5cm" svg:y="4.3cm">
          <text:p/>
          <draw:enhanced-geometry svg:viewBox="0 0 21600 21600" draw:type="rectangle" draw:enhanced-path="M 0 0 L 21600 0 21600 21600 0 21600 0 0 Z N"/>
        </draw:custom-shape>
        <draw:custom-shape draw:style-name="gr13" draw:text-style-name="P1" draw:layer="layout" svg:width="0.5cm" svg:height="0.5cm" svg:x="8.5cm" svg:y="3.3cm">
          <text:p/>
          <draw:enhanced-geometry svg:viewBox="0 0 21600 21600" draw:type="rectangle" draw:enhanced-path="M 0 0 L 21600 0 21600 21600 0 21600 0 0 Z N"/>
        </draw:custom-shape>
        <draw:line draw:style-name="gr14" draw:text-style-name="P5" draw:layer="layout" svg:x1="8.4cm" svg:y1="5.5cm" svg:x2="9.05cm" svg:y2="5.5cm">
          <text:p/>
        </draw:line>
        <draw:frame draw:style-name="gr15" draw:text-style-name="P10" draw:layer="layout" svg:width="2.6cm" svg:height="0.955cm" svg:x="9.15cm" svg:y="3.064cm">
          <draw:text-box>
            <text:p text:style-name="P9"><text:span text:style-name="T1">Current climatic conditions</text:span></text:p>
          </draw:text-box>
        </draw:frame>
        <draw:frame draw:style-name="gr15" draw:text-style-name="P10" draw:layer="layout" svg:width="2.6cm" svg:height="0.955cm" svg:x="9.15cm" svg:y="5.065cm">
          <draw:text-box>
            <text:p text:style-name="P9"><text:span text:style-name="T1">Mean shift in climatic conditions</text:span></text:p>
          </draw:text-box>
        </draw:frame>
        <draw:frame draw:style-name="gr15" draw:text-style-name="P10" draw:layer="layout" svg:width="2.6cm" svg:height="0.955cm" svg:x="9.15cm" svg:y="2.065cm">
          <draw:text-box>
            <text:p text:style-name="P9"><text:span text:style-name="T1">Past climatic conditions</text:span></text:p>
          </draw:text-box>
        </draw:frame>
        <draw:frame draw:style-name="gr15" draw:text-style-name="P10" draw:layer="layout" svg:width="2.6cm" svg:height="0.955cm" svg:x="9.15cm" svg:y="4.065cm">
          <draw:text-box>
            <text:p text:style-name="P9"><text:span text:style-name="T1">Future climatic conditions</text:span></text:p>
          </draw:text-box>
        </draw:frame>
        <draw:path draw:style-name="gr8" draw:text-style-name="P6" draw:layer="layout" svg:width="0.199cm" svg:height="0.199cm" svg:x="8.65cm" svg:y="6.2cm" svg:viewBox="0 0 200 200" svg:d="M200 100c0 133-200 133-200 0s200-133 200 0z">
          <text:p/>
        </draw:path>
        <draw:path draw:style-name="gr9" draw:text-style-name="P7" draw:layer="layout" svg:width="0.199cm" svg:height="0.199cm" svg:x="8.5cm" svg:y="6.45cm" svg:viewBox="0 0 200 200" svg:d="M200 100c0 133-200 133-200 0s200-133 200 0z">
          <text:p/>
        </draw:path>
        <draw:path draw:style-name="gr10" draw:text-style-name="P8" draw:layer="layout" svg:width="0.199cm" svg:height="0.199cm" svg:x="8.8cm" svg:y="6.45cm" svg:viewBox="0 0 200 200" svg:d="M200 100c0 133-200 133-200 0s200-133 200 0z">
          <text:p/>
        </draw:path>
        <draw:frame draw:style-name="gr15" draw:text-style-name="P10" draw:layer="layout" svg:width="2.6cm" svg:height="0.955cm" svg:x="9.15cm" svg:y="5.95cm">
          <draw:text-box>
            <text:p text:style-name="P9"><text:span text:style-name="T1">Centroids</text:span></text:p>
          </draw:text-box>
        </draw:frame>
        <draw:path draw:style-name="gr16" draw:text-style-name="P11" draw:layer="layout" svg:width="0.499cm" svg:height="0.499cm" svg:x="8.5cm" svg:y="2.3cm" svg:viewBox="0 0 500 500" svg:d="M0 176v-100l76-76h100zM0 377v-100l277-277h100zM76 500h-76v-23l477-477h23v76zM268 500h-92l324-324v92zM468 500h-100l132-132v100z">
          <text:p/>
        </draw:path>
        <draw:custom-shape draw:style-name="gr17" draw:text-style-name="P5" draw:layer="layout" svg:width="0.5cm" svg:height="0.5cm" svg:x="8.5cm" svg:y="2.3cm">
          <text:p/>
          <draw:enhanced-geometry svg:viewBox="0 0 21600 21600" draw:type="rectangle" draw:enhanced-path="M 0 0 L 21600 0 21600 21600 0 21600 0 0 Z N"/>
        </draw:custom-shape>
        <draw:frame draw:style-name="gr18" draw:text-style-name="P13" draw:layer="layout" svg:width="3.85cm" svg:height="0.455cm" svg:x="2.6cm" svg:y="8.045cm">
          <draw:text-box>
            <text:p text:style-name="P12"><text:span text:style-name="T2">Climatic dimension 1</text:span></text:p>
          </draw:text-box>
        </draw:frame>
        <draw:frame draw:style-name="gr18" draw:text-style-name="P13" draw:layer="layout" svg:width="3.85cm" svg:height="0.455cm" draw:transform="rotate (1.5707963267949) translate (0.495cm 6.35cm)">
          <draw:text-box>
            <text:p text:style-name="P12"><text:span text:style-name="T2">Climatic dimension 2</text:span></text:p>
          </draw:text-box>
        </draw:frame>
      </draw:page>
      <draw:page draw:name="page2" draw:style-name="dp1" draw:master-page-name="master-page3">
        <draw:polygon draw:style-name="gr19" draw:text-style-name="P14" draw:layer="layout" svg:width="3.961cm" svg:height="4.088cm" svg:x="1.871cm" svg:y="2.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0" draw:text-style-name="P3" draw:layer="layout" svg:width="5.001cm" svg:height="5.858cm" svg:x="2.31cm" svg:y="2.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2" draw:text-style-name="P2" draw:layer="layout" svg:width="0.849cm" svg:height="1.041cm" svg:x="2.373cm" svg:y="5.441cm" svg:viewBox="0 0 850 1042" svg:d="M338 1009l-33-12 369-370 23 38h1v1 1l10 21 2 3-328 328zM220 960l-50-28 422-422 30 35 1 1 12 17v1l1 1-402 402zM110 881v-1l-39-37-5-7 422-423 21 17 1 1 33 27-428 428zM15 747l-9-36-1-1-3-11 376-375 8 7 1 1 1 1v1h1l1 1 41 35-404 404zM0 599c0-1 1-2 1-3l-1-11 8-49 16-47 9-21 243-243 36 40 13 12-325 324zM138 248c0-2 0-3 0-5 0 0 0-1 0-2l-1-10c0-1 0-1-1-2l-12-48-1-2 66-66 10 14 5 6 1 1 26 36-98 98zM88 60l-1-3v-1l-10-31 25-25 41 50 1 1 2 4-47 47zM776 1017l-31 4h-1l-50 9-24 2 141-141 3 4 5 10 31 47-63 63zM538 1042l-68-6h-5l278-278 16 31 1 1 15 36-214 214z">
          <text:p/>
        </draw:path>
        <draw:path draw:style-name="gr21" draw:text-style-name="P15" draw:layer="layout" svg:width="4.348cm" svg:height="3.322cm" svg:x="2.426cm" svg:y="3.119cm" svg:viewBox="0 0 4349 3323" svg:d="M7 2266l-5-54 1-28v-1c0-1 0-1 0-2l-3-24 4-50 12-48 18-48 12-26v-1l9-22 18-48 21-48 23-47 26-46 28-45 33-42 38-42 5-4c0-1 1-1 2-2l31-39 37-43 39-42 40-42 41-41 14-11c1-1 1-2 2-3l25-30 39-41 44-40 49-33c0 0 1-1 2-1l4-4 49-37 63-33h1l2-2 59-35 47-22c1 0 1 0 2 0v-1l20-11 65-34 21-10 1-1h1l40-25 66-33c1 0 2-1 3-1s1-1 2-1l53-37 62-33c2-1 4-3 5-5l50-35 62-33h1l2-1 58-36 47-21h1l24-11 72-26 8-3 79-22 15-3h1l68-14 45-4h1l35-6 78-7 18-1h1l65-11 51-8c1 0 1 0 2-1l33-8c1 0 1 0 1 0l58-19 34-11c1 0 1 0 2-1l44-19 54-20c1-1 1-1 2-1l20-11 70-32h1l13-6c0-1 1-1 1-1 0 0 1 0 1-1l46-29 64-35h1l1-2c1 0 1 0 1 0l54-35 54-23c0 0 0-1 1-1l16-8 77-26 4-1h1l84-26 5-1h1l85-24c0 0 0-1 1-1l7-2 85-27c1 0 3 0 4-1l1-1 79-29 12-4 70-24 23-8 72-17 13-2 80-12 32-1h1l46-5 76-4 21-1c1 0 2 0 2 0l62-11h1l45-12h1l46-15c1-1 2-1 3-2l30-16 63-35 18-11c1 0 2-1 2-1l35-27 53-38 36-21c1 0 1 0 1 0l1-1 21-15 30-19 10 4 56 34v1h1l4 2 61 32 44 33h1l14 11 59 54c0 1 1 1 1 2l55 68 3 6v1h1l37 61 22 55c1 1 0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6 58v1l4 7 10 64-10 65-5 13-21 52-36 47-4 3-43-14-59-24-57-28-53-37-7-6-1-1-43-30-49-44-11-11c0-1 0-1-1-1l-38-32-45-48-1-1-50-42-35-38c-1-1-1-1-2-2l-10-9-46-47-17-19c-1-1-1-1-2-2l-31-27c0 0-1-1-2-2-1 0-1 0-1 0l-57-31c-2-1-4-1-7-2l-69-8c-1 0-1 0-2 0s-1 0-2 0l-43 4c0 0-1 0-2 0l-39 8c-1 0-2 1-2 1l-52 18-45 18c-1 0-2 0-2 1l-28 14-71 33c0 0-1 0-1 1-1 0-1 0-1 0l-3 2-59 32-45 19h-1l-27 13-69 24-11 4-78 23-13 3-74 19-26 5-61 14h-1l-39 10-49 14-44 13-49 15v1l-37 13-59 21-22 8-74 29-3 1c-1 0-2 1-2 1l-73 32-24 10-51 21-44 15-41 13-46 11-58 10-25 4-80 11h-1l-15 2h-1l-66 11-56 6c-1 0-1 0-1 0l-25 4-79 9-25 1c-1 0-1 0-1 1l-53 5-76 3h-19-1l-60 6-52 4-6-7-23-30-38-58-5-10-39-69-16-36v-1l-17-33-34-69-10-20v-2h-1l-30-49-32-52v-1l-12-17-1-1-49-58-1-1-11-12c0-1-1-1-2-2l-50-42-34-28c-1 0-1 0-1-1l-28-19-57-47v-1l-3-3-61-54-13-13-47-52-14-16-47-63-5-6-51-69-4-7-1-1-52-63-10-12-22-26z">
          <text:p/>
        </draw:path>
        <draw:path draw:style-name="gr4" draw:text-style-name="P4" draw:layer="layout" svg:width="1.405cm" svg:height="3.16cm" svg:x="5.888cm" svg:y="2.968cm" svg:viewBox="0 0 1406 3161" svg:d="M464 117c0 0 1 0 1-1l28-16 72-32c1 0 1 0 2 0 0-1 0-1 0-1h1l48-19-145 145-3-2h-1l-1-1-56-34-2-1 21-22zM826 0l36 1-269 269-2-1-14-11-41-30 218-219zM971 6l66 11 7 2-354 354-39-48c0-1-1-1-1-2l-5-5 313-313zM1116 47l24 32 20 25-397 396-16-39-17-28zM1201 162v1l14 21 22 42-419 419-14-46-11-29zM1268 296l9 24 16 50-432 432-17-65-4-13zM1315 449l2 8v2l5 14h1l19 49-458 457-1-37-6-56zM1370 594l1 4 12 41v1l10 26 2 10-518 518 2-46 4-68zM1406 765v34l-12 67-6 17-527 528 6-54 4-56zM1352 1020l-8 57c-1 1-1 2-1 3l2 46-592 592 6-17 10-29c1 0 1-1 1-2l20-40 28-68 4-13zM1350 1221l-1 66-4 39-917 917 37-48h1l8-11 51-69 1-3h1l49-67 11-18c1 0 1 0 1-1l37-50 24-39 19-30 3-7zM1314 1458l-10 33-32 68-10 18c0 0 0 1-1 1l-25 49-12 21-1215 1214-8-35c0-2-1-3-1-4 0-4 1-7 3-10 0-1 1-1 1-2l32-42 16-26c1-1 1-2 2-3l44-49 16-20 42-55zM1092 1879l-14 25-2 2v1c0 1-1 0-1 1l-35 70-23 44h-1l-12 25-20 41-879 878-5-4-51-39zM870 2302l-12 24-25 45h-1l-12 25-40 68-9 13v1 1l-28 49-532 532-13-16-36-33-1-1zM676 2696l-6 55-4 54-344 344-21-5-39-15-6-13zM622 2950l-2 4-34 66c0 1 0 2-1 3v1l-40 66-16 18-57 40-17 5-38 8h-6z">
          <text:p/>
        </draw:path>
        <draw:polygon draw:style-name="gr22" draw:text-style-name="P3" draw:layer="layout" svg:width="5.08cm" svg:height="5.19cm" svg:x="1.71cm" svg:y="2.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olygon draw:style-name="gr23" draw:text-style-name="P3" draw:layer="layout" svg:width="4.62cm" svg:height="4.594cm" draw:transform="skewX (0.229510796637254) rotate (2.84226868687277) translate (6.20739400481443cm 7.54704988986051cm)" svg:viewBox="0 0 4621 4595" draw:points="3665,0 3598,4 3593,5 3531,13 3465,28 3398,57 3331,86 3290,110 3265,123 3198,162 3131,191 3081,214 3065,220 2998,245 2954,266 2931,276 2865,308 2845,319 2798,341 2744,371 2731,378 2666,412 2645,424 2599,450 2562,475 2533,500 2501,528 2466,564 2450,580 2402,633 2399,635 2348,685 2333,699 2291,737 2266,760 2231,789 2199,814 2163,842 2133,862 2086,894 2066,907 2010,947 1999,953 1942,999 1933,1006 1884,1051 1866,1071 1835,1103 1799,1152 1797,1155 1750,1208 1733,1230 1703,1260 1666,1293 1636,1312 1600,1329 1534,1341 1467,1329 1425,1312 1400,1299 1334,1266 1319,1260 1267,1234 1200,1208 1134,1176 1083,1156 1067,1148 1000,1120 945,1103 934,1099 866,1079 799,1068 733,1062 666,1062 599,1065 534,1076 467,1097 453,1103 400,1124 350,1156 334,1166 277,1208 267,1217 215,1261 200,1275 159,1312 134,1344 114,1365 79,1417 67,1442 51,1470 31,1523 18,1574 12,1627 6,1679 4,1732 1,1784 0,1825 0,1837 0,1888 0,1902 2,1941 5,1993 12,2045 20,2098 31,2149 46,2202 67,2254 67,2255 80,2307 95,2359 111,2411 128,2463 134,2478 142,2516 162,2568 192,2620 200,2631 223,2672 261,2724 267,2731 292,2777 325,2829 334,2843 349,2882 369,2933 385,2986 392,3038 392,3090 389,3143 386,3195 386,3247 389,3299 399,3352 400,3358 408,3404 425,3457 454,3508 467,3526 488,3561 534,3611 535,3613 577,3665 599,3691 616,3718 644,3769 666,3815 669,3822 680,3874 693,3927 710,3979 733,4026 735,4032 757,4083 793,4136 799,4144 827,4188 866,4232 872,4240 915,4293 934,4310 967,4344 1000,4372 1035,4397 1067,4418 1134,4449 1200,4481 1267,4501 1271,4502 1334,4526 1400,4546 1433,4554 1467,4566 1534,4586 1600,4594 1667,4595 1733,4589 1799,4580 1866,4564 1893,4554 1933,4542 1999,4509 2011,4501 2066,4463 2082,4449 2133,4398 2134,4397 2182,4344 2199,4320 2222,4293 2255,4240 2266,4219 2288,4188 2316,4135 2333,4099 2344,4083 2381,4031 2399,4007 2432,3979 2466,3955 2515,3926 2533,3919 2599,3892 2637,3874 2666,3863 2731,3828 2742,3821 2798,3784 2815,3769 2865,3725 2874,3717 2930,3665 2931,3663 2993,3612 2998,3608 3061,3560 3065,3558 3128,3508 3131,3505 3187,3456 3198,3443 3234,3404 3265,3353 3266,3351 3305,3299 3331,3256 3339,3246 3385,3195 3398,3178 3435,3142 3465,3111 3489,3090 3531,3055 3556,3037 3598,3014 3650,2985 3665,2978 3731,2948 3759,2932 3797,2915 3852,2881 3864,2873 3924,2828 3930,2823 3981,2776 3997,2758 4029,2724 4063,2671 4064,2669 4103,2619 4130,2567 4130,2565 4168,2515 4197,2463 4198,2462 4241,2410 4264,2374 4278,2358 4318,2306 4330,2288 4362,2253 4396,2201 4397,2199 4436,2148 4462,2097 4464,2091 4490,2044 4510,1992 4523,1940 4530,1903 4536,1887 4552,1836 4566,1783 4579,1731 4589,1678 4597,1632 4599,1626 4612,1573 4619,1522 4621,1469 4620,1416 4616,1364 4609,1311 4601,1260 4597,1236 4594,1207 4585,1155 4570,1102 4546,1050 4530,1027 4516,998 4482,946 4464,924 4443,894 4397,844 4395,841 4349,789 4330,771 4300,736 4264,694 4258,685 4243,632 4239,580 4240,527 4240,475 4234,423 4224,371 4203,319 4197,307 4181,266 4148,214 4130,195 4102,162 4064,128 4039,110 3997,82 3942,57 3930,52 3864,26 3797,12 3740,5 3730,3">
          <text:p/>
        </draw:polygon>
      </draw:page>
      <draw:page draw:name="page3" draw:style-name="dp1" draw:master-page-name="master-page3">
        <draw:polygon draw:style-name="gr24" draw:text-style-name="P16" draw:layer="layout" svg:width="3.961cm" svg:height="4.088cm" svg:x="1.871cm" svg:y="1.66cm" svg:viewBox="0 0 3962 4089" draw:points="2717,11 2656,3 2594,0 2533,2 2471,6 2410,10 2349,13 2287,15 2226,19 2165,27 2103,43 2062,61 2042,67 1981,93 1924,130 1919,133 1858,156 1796,179 1747,200 1735,203 1674,220 1612,245 1571,270 1551,277 1490,302 1428,338 1426,339 1367,358 1305,382 1245,409 1244,409 1183,423 1121,438 1060,459 1017,479 999,484 937,504 876,536 858,548 815,568 753,606 736,618 692,640 631,678 617,687 569,713 510,757 508,759 446,803 420,827 384,857 343,897 323,917 276,966 261,981 211,1036 200,1047 149,1105 139,1119 95,1176 77,1207 53,1246 24,1315 16,1356 7,1385 0,1455 6,1524 16,1582 17,1594 23,1664 27,1733 33,1803 45,1873 68,1942 77,1962 92,2012 115,2082 139,2147 140,2151 150,2221 155,2291 152,2360 149,2430 152,2500 161,2569 174,2639 183,2709 184,2778 181,2848 184,2918 198,2987 200,2991 219,3057 259,3127 261,3130 309,3196 323,3212 366,3266 384,3296 404,3336 421,3405 433,3475 446,3522 451,3544 475,3614 508,3664 521,3684 569,3734 597,3753 631,3777 692,3801 753,3811 815,3816 864,3823 876,3826 937,3861 975,3893 999,3915 1056,3962 1060,3966 1121,4010 1169,4032 1183,4040 1244,4067 1305,4082 1367,4089 1428,4089 1490,4082 1551,4066 1612,4032 1674,3985 1695,3962 1735,3897 1738,3893 1770,3823 1787,3753 1796,3685 1797,3684 1807,3614 1813,3544 1816,3475 1815,3405 1812,3336 1808,3266 1813,3196 1858,3132 1919,3129 1981,3149 2042,3172 2103,3192 2120,3196 2165,3216 2226,3231 2287,3234 2349,3222 2401,3196 2410,3193 2471,3159 2511,3127 2533,3110 2586,3057 2594,3048 2648,2987 2656,2979 2717,2930 2740,2918 2778,2904 2840,2889 2901,2873 2962,2850 2967,2848 3024,2827 3085,2798 3115,2778 3146,2756 3195,2709 3208,2697 3261,2639 3269,2630 3318,2569 3331,2551 3363,2500 3392,2430 3422,2360 3450,2291 3453,2284 3497,2221 3515,2201 3556,2151 3576,2127 3611,2082 3637,2035 3652,2012 3686,1942 3699,1910 3719,1873 3752,1803 3760,1784 3787,1733 3810,1664 3822,1609 3826,1594 3843,1524 3855,1455 3863,1385 3868,1315 3876,1246 3883,1210 3892,1176 3914,1105 3933,1036 3944,984 3950,966 3962,897 3962,827 3945,757 3944,756 3921,687 3883,620 3882,618 3845,548 3822,512 3800,479 3760,430 3740,409 3699,369 3658,339 3637,323 3576,284 3549,270 3515,248 3453,216 3414,200 3392,188 3331,161 3269,145 3208,134 3183,130 3146,120 3085,104 3024,90 2962,76 2901,63 2889,61 2840,42 2778,24">
          <text:p/>
        </draw:polygon>
        <draw:polygon draw:style-name="gr25" draw:text-style-name="P3" draw:layer="layout" svg:width="5.001cm" svg:height="5.858cm" svg:x="2.31cm" svg:y="1.654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2" draw:text-style-name="P2" draw:layer="layout" svg:width="0.849cm" svg:height="1.041cm" svg:x="2.373cm" svg:y="4.441cm" svg:viewBox="0 0 850 1042" svg:d="M338 1009l-33-12 369-370 23 38h1v1 1l10 21 2 3-328 328zM220 960l-50-28 422-422 30 35 1 1 12 17v1l1 1-402 402zM110 881v-1l-39-37-5-7 422-423 21 17 1 1 33 27-428 428zM15 747l-9-36-1-1-3-11 376-375 8 7 1 1 1 1v1h1l1 1 41 35-404 404zM0 599c0-1 1-2 1-3l-1-11 8-49 16-47 9-21 243-243 36 40 13 12-325 324zM138 248c0-2 0-3 0-5 0 0 0-1 0-2l-1-10c0-1 0-1-1-2l-12-48-1-2 66-66 10 14 5 6 1 1 26 36-98 98zM88 60l-1-3v-1l-10-31 25-25 41 50 1 1 2 4-47 47zM776 1017l-31 4h-1l-50 9-24 2 141-141 3 4 5 10 31 47-63 63zM538 1042l-68-6h-5l278-278 16 31 1 1 15 36-214 214z">
          <text:p/>
        </draw:path>
        <draw:path draw:style-name="gr26" draw:text-style-name="P17" draw:layer="layout" svg:width="4.348cm" svg:height="3.322cm" svg:x="2.426cm" svg:y="2.119cm" svg:viewBox="0 0 4349 3323" svg:d="M7 2266l-5-54 1-28v-1c0-1 0-1 0-2l-3-24 4-50 12-48 18-48 12-26v-1l9-22 18-48 21-48 23-47 26-46 28-45 33-42 38-42 5-4c0-1 1-1 2-2l31-39 37-43 39-42 40-42 41-41 14-11c1-1 1-2 2-3l25-30 39-41 44-40 49-33c0 0 1-1 2-1l4-4 49-37 63-33h1l2-2 59-35 47-22c1 0 1 0 2 0v-1l20-11 65-34 21-10 1-1h1l40-25 66-33c1 0 2-1 3-1s1-1 2-1l53-37 62-33c2-1 4-3 5-5l50-35 62-33h1l2-1 58-36 47-21h1l24-11 72-26 8-3 79-22 15-3h1l68-14 45-4h1l35-6 78-7 18-1h1l65-11 51-8c1 0 1 0 2-1l33-8c1 0 1 0 1 0l58-19 34-11c1 0 1 0 2-1l44-19 54-20c1-1 1-1 2-1l20-11 70-32h1l13-6c0-1 1-1 1-1 0 0 1 0 1-1l46-29 64-35h1l1-2c1 0 1 0 1 0l54-35 54-23c0 0 0-1 1-1l16-8 77-26 4-1h1l84-26 5-1h1l85-24c0 0 0-1 1-1l7-2 85-27c1 0 3 0 4-1l1-1 79-29 12-4 70-24 23-8 72-17 13-2 80-12 32-1h1l46-5 76-4 21-1c1 0 2 0 2 0l62-11h1l45-12h1l46-15c1-1 2-1 3-2l30-16 63-35 18-11c1 0 2-1 2-1l35-27 53-38 36-21c1 0 1 0 1 0l1-1 21-15 30-19 10 4 56 34v1h1l4 2 61 32 44 33h1l14 11 59 54c0 1 1 1 1 2l55 68 3 6v1h1l37 61 22 55c1 1 0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6 58v1l4 7 10 64-10 65-5 13-21 52-36 47-4 3-43-14-59-24-57-28-53-37-7-6-1-1-43-30-49-44-11-11c0-1 0-1-1-1l-38-32-45-48-1-1-50-42-35-38c-1-1-1-1-2-2l-10-9-46-47-17-19c-1-1-1-1-2-2l-31-27c0 0-1-1-2-2-1 0-1 0-1 0l-57-31c-2-1-4-1-7-2l-69-8c-1 0-1 0-2 0s-1 0-2 0l-43 4c0 0-1 0-2 0l-39 8c-1 0-2 1-2 1l-52 18-45 18c-1 0-2 0-2 1l-28 14-71 33c0 0-1 0-1 1-1 0-1 0-1 0l-3 2-59 32-45 19h-1l-27 13-69 24-11 4-78 23-13 3-74 19-26 5-61 14h-1l-39 10-49 14-44 13-49 15v1l-37 13-59 21-22 8-74 29-3 1c-1 0-2 1-2 1l-73 32-24 10-51 21-44 15-41 13-46 11-58 10-25 4-80 11h-1l-15 2h-1l-66 11-56 6c-1 0-1 0-1 0l-25 4-79 9-25 1c-1 0-1 0-1 1l-53 5-76 3h-19-1l-60 6-52 4-6-7-23-30-38-58-5-10-39-69-16-36v-1l-17-33-34-69-10-20v-2h-1l-30-49-32-52v-1l-12-17-1-1-49-58-1-1-11-12c0-1-1-1-2-2l-50-42-34-28c-1 0-1 0-1-1l-28-19-57-47v-1l-3-3-61-54-13-13-47-52-14-16-47-63-5-6-51-69-4-7-1-1-52-63-10-12-22-26z">
          <text:p/>
        </draw:path>
        <draw:path draw:style-name="gr4" draw:text-style-name="P4" draw:layer="layout" svg:width="1.405cm" svg:height="3.16cm" svg:x="5.888cm" svg:y="1.968cm" svg:viewBox="0 0 1406 3161" svg:d="M464 117c0 0 1 0 1-1l28-16 72-32c1 0 1 0 2 0 0-1 0-1 0-1h1l48-19-145 145-3-2h-1l-1-1-56-34-2-1 21-22zM826 0l36 1-269 269-2-1-14-11-41-30 218-219zM971 6l66 11 7 2-354 354-39-48c0-1-1-1-1-2l-5-5 313-313zM1116 47l24 32 20 25-397 396-16-39-17-28zM1201 162v1l14 21 22 42-419 419-14-46-11-29zM1268 296l9 24 16 50-432 432-17-65-4-13zM1315 449l2 8v2l5 14h1l19 49-458 457-1-37-6-56zM1370 594l1 4 12 41v1l10 26 2 10-518 518 2-46 4-68zM1406 765v34l-12 67-6 17-527 528 6-54 4-56zM1352 1020l-8 57c-1 1-1 2-1 3l2 46-592 592 6-17 10-29c1 0 1-1 1-2l20-40 28-68 4-13zM1350 1221l-1 66-4 39-917 917 37-48h1l8-11 51-69 1-3h1l49-67 11-18c1 0 1 0 1-1l37-50 24-39 19-30 3-7zM1314 1458l-10 33-32 68-10 18c0 0 0 1-1 1l-25 49-12 21-1215 1214-8-35c0-2-1-3-1-4 0-4 1-7 3-10 0-1 1-1 1-2l32-42 16-26c1-1 1-2 2-3l44-49 16-20 42-55zM1092 1879l-14 25-2 2v1c0 1-1 0-1 1l-35 70-23 44h-1l-12 25-20 41-879 878-5-4-51-39zM870 2302l-12 24-25 45h-1l-12 25-40 68-9 13v1 1l-28 49-532 532-13-16-36-33-1-1zM676 2696l-6 55-4 54-344 344-21-5-39-15-6-13zM622 2950l-2 4-34 66c0 1 0 2-1 3v1l-40 66-16 18-57 40-17 5-38 8h-6z">
          <text:p/>
        </draw:path>
        <draw:polygon draw:style-name="gr27" draw:text-style-name="P3" draw:layer="layout" svg:width="5.08cm" svg:height="5.19cm" svg:x="1.71cm" svg:y="1.98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ath draw:style-name="gr28" draw:text-style-name="P18" draw:layer="layout" svg:width="3.89cm" svg:height="3.366cm" svg:x="2.39cm" svg:y="2.107cm" svg:viewBox="0 0 3891 3367" svg:d="M3891 17l-22 14-21 15c0 0-1 0-1 1l-37 21-53 37-35 28c0 0-1 1-2 1l-18 11-63 35-30 16c-1 1-1 1-2 1l-47 16h-1l-45 11-1 1-62 10-1 1-22 1-76 4-46 5h-1l-32 1-80 11-13 3-72 16-23 8-70 25-12 4-79 29h-1v1c-1 0-2 1-4 1l-85 27-7 2h-1l-84 25c-1 0-2 0-2 0l-5 1-84 25h-1l-3 1-78 27-16 8h-1l-54 24-54 35-2 1-1 1-64 34-46 30c0 0-1 0-1 1h-1l-13 7h-1l-70 32-20 11c-1 0-1 0-2 0l-54 21-44 19c-1 0-1 1-2 1l-34 11-58 19h-1l-33 8c-1 0-1 0-2 0l-51 9-65 10c-1 0-1 0-1 1l-18 1-78 7-35 6h-1l-45 4-68 14h-1l-15 3-79 22-8 3-72 26-24 11h-1l-47 21-58 35-2 1c0 1 0 1-1 1l-62 32-50 36c-1 2-3 3-5 5l-62 33-53 37c-1 0-1 0-2 1-1 0-2 1-3 1l-66 33-40 25h-1-1l-21 10-65 34-20 12c-1 1-1 1-2 1l-47 21-59 36-2 1v1h-1l-62 33-50 37-4 4c-1 0-1 1-2 1l-49 33-44 39-39 42-25 30c0 1-1 2-2 2l-14 12-41 40-40 42-39 43-37 43-31 39c-1 0-1 1-2 2l-5 4-38 41-33 43-28 44-26 47-23 47-21 48-18 47-9 23v1l-12 26-18 47-12 49-4 50 3 24c0 0 0 1 0 2v1l-1 28 4 45-17-22-14-18-8-11 1-23-3-23c0-1 0-2 0-3v-1l4-53c0-1 0-3 0-4l13-50c0-1 1-2 1-2l19-49c0-1 0-1 0-1l12-26 8-22 19-48c0-1 0-1 0-1l21-48c0-1 0-1 0-1l23-48c0 0 1 0 1-1l26-47h1c0-1 0-1 0-1l29-46 1-1 34-44 1-1 39-43c1 0 1 0 1-1l4-3 31-38c0-1 0-1 0-1l37-43c1 0 1 0 1-1l39-42v-1l41-42 42-41c0-1 1-1 1-1l13-11 24-30c0 0 1 0 1-1l40-42c1 0 1-1 1-1l46-41c0 0 1-1 2-1l48-33 4-4c1 0 1-1 2-1l51-38c0-1 1-1 1-1 1 0 1-1 1-1l63-33 2-1 60-36c0-1 1-1 2-1l47-21 19-12c1 0 1 0 1 0l66-35h1l20-10 40-24c1 0 1 0 1 0 0-1 0-1 1-1l67-34c1 0 1 0 2-1l52-35c0-1 1-1 1-1h1l59-32c1-1 1-2 2-2l54-39c0 0 1 0 1-1 1 0 1 0 1 0l62-33h1c0-1 0-1 0-1l60-36c1-1 2-1 2-1l48-21 25-11c0-1 1-1 1-1l73-26 9-3c0-1 1-1 1-1l80-22c1 0 2 0 2-1l16-2 69-15c1 0 1 0 2 0l45-4 35-6c1 0 1 0 1 0l79-7 17-1 64-11 51-8 32-8 57-18 34-11 44-19 54-21 19-10c1-1 1-1 1-1l71-32 12-6 45-29 1-1 65-35h1l56-36v-1c1 0 1 0 2-1l54-23 17-9c1 0 2-1 2-1l80-27 5-1 85-26c1 0 2 0 2-1h5l84-24 7-2 83-27c1 0 2-1 3-1l81-30 12-4 71-25 24-8c0 0 1 0 2 0l73-17 14-3h1l81-12c1 0 1 0 2 0l32-1 46-5h1l76-4 20-1 60-11 44-11 44-14 28-16 62-34 18-11 34-26c0-1 0-1 0-1l54-38 1-1h1l36-21 21-15h1l2-2zM3694 3287l-22 16-11-4h-1l-60-25h-1l-58-30c-1 0-1 0-1 0-1 0-1-1-1-1l-55-38c-1 0-1 0-2-1l-7-6-43-31c-1 0-2-1-2-1l-49-45c-1 0-1 0-1 0l-11-11-38-33c0 0-1 0-1-1l-46-47-50-42c0-1-1-1-1-2l-35-38-11-9-1-1-46-48c0 0 0-1-1-1l-16-18-29-25-53-28-64-8-41 4-37 7-50 18-44 17-27 14-1 1-70 32-3 2h-1l-60 33c0 0-1 1-2 1l-45 19-28 13h-1l-70 25-12 4h-1l-78 24c-1 0-1 0-2 0l-13 3-74 19h-1l-26 5-60 14-39 10-48 13-44 13-48 15-36 13-59 21-21 8-75 30h-1l-3 1-72 32-24 10-52 22c-1 0-1 0-2 0l-44 15-42 13-1 1-47 11c-1 0-1 0-2 0l-58 10-25 5c-1 0-1 0-1 0l-81 11-15 2-67 10c-1 0-1 0-1 0l-56 6-25 4-80 9c0 1-1 1-1 1l-26 1-53 6c-1 0-1 0-1 0l-77 3h-18l-59 6h-1l-16 1-6-7-23-26 43-3 59-6c1 0 1 0 1 0h19l76-3 53-6h1l25-1 79-10 25-3h1l56-6 67-11 16-2 80-11 25-4 58-10 46-11 41-13 44-15 51-21 24-10 73-32c0-1 1-1 2-1l3-1 74-29 22-8c0-1 0-1 0-1l59-21 37-13 49-15v-1l44-12 49-14 39-10c1 0 1 0 1 0l61-14 26-5 74-19h1l12-3 78-23 11-4 69-25 27-12c1 0 1-1 1-1l45-18 59-32 3-2c0-1 0-1 1-1 0 0 1 0 1-1l71-32 28-15c1 0 1 0 2-1l45-17 52-18c0-1 1-1 2-1l39-8c1 0 2 0 2 0l43-4c1 0 1 0 2 0s1 0 2 0l70 8c2 0 4 1 6 2l57 31h1c1 1 2 1 2 2l31 27c1 1 1 1 2 2l17 19 46 47 10 9c1 1 1 1 2 2l35 38 50 42c0 0 1 0 1 1l46 47 37 33c1 0 1 0 1 0l11 12 49 43 43 31c0 0 1 0 1 1l7 6 53 37 57 28 59 24 33 11z">
          <text:p/>
        </draw:path>
        <draw:path draw:style-name="gr29" draw:text-style-name="P19" draw:layer="layout" svg:width="0.899cm" svg:height="1.09cm" svg:x="2.333cm" svg:y="4.427cm" svg:viewBox="0 0 900 1091" svg:d="M87 17l10 12 28 34 2 8v1l1 2 16 59 9 20c0 1 1 2 1 2l10 40 13 49c0 0 0 1 0 2l2 10c0 0 0 1 0 2s0 3-1 4l-13 51c0 1 0 2-1 3l-23 48c0 1 0 1-1 1v1l-28 46-27 45-21 46-16 47-7 50v11c0 1 0 1 0 2l-6 39 4 52 7 21v1l9 35 18 39 14 23 24 34 39 38h1l7 8 48 41 54 31 51 22c0 0 0 1 1 1l7 3 59 22 64 16h4 1l63 12 69 5 78-6 77-5 50-9c1-1 1-1 1-1l31-4 59-10 10 14c1 0 1 0 1 1l14 16-78 14h-1l-31 4-50 9c-1 1-2 1-2 1l-79 5-79 6h-1c-1 0-1 0-2 0l-71-5c0 0-1 0-2 0l-63-12-4-1c0 0-1 0-2 0l-66-16c-1 0-1 0-2-1l-61-22c-1 0-1-1-2-1l-8-4-51-23h-1l-57-33c-1 0-2-1-3-2l-49-42c-1 0-1-1-2-1l-8-8-39-39c-1 0-2-1-2-2l-26-37-15-24v-1c-1 0-1-1-1-1l-19-42c-1-1-1-2-1-3l-10-36-7-22c0-1-1-2-1-4l-4-56c0-1 0-1 0-1 0-1 0-2 0-3l6-39v-11c0-1 0-2 0-3l8-52c0-2 0-3 1-4l17-49c0-1 0-1 0-2l22-47c0-1 0-1 1-2l27-46 28-46 22-45 11-46v-6l-13-47-10-38-8-20c-1-1-1-2-1-3l-17-60v-2l-18-58c0-1-1-2-1-3l-2-20z">
          <text:p/>
        </draw:path>
        <draw:path draw:style-name="gr30" draw:text-style-name="P20" draw:layer="layout" svg:width="1.491cm" svg:height="3.521cm" svg:x="6.125cm" svg:y="1.933cm" svg:viewBox="0 0 1492 3522" svg:d="M15 3483c2-1 3-2 4-4l9-12 37 10 66 9 73 1 16-1h1l60-3 63-13 20-4 75-21 14-4 72-24 21-8 57-21 40-20h1l29-12 59-35 23-18 1-1 29-20 45-39 37-41 33-43 32-45 29-45 30-46 22-35 6-10 27-46 7-12 17-34 24-47 21-48 19-48 16-48 12-49 7-52c0-2 1-3 2-5l14-47 12-51 12-50 10-50 2-15c0-1 0-2 1-3l11-35 8-49-2-53-2-11v-1l-1-42-9-56-2-7c0-2 0-3 0-4l-1-48-4-55-1-14c0-1 0-1 0-2s0-2 0-2l6-39 7-52c1-1 1-1 1-2l12-51c0-1 0-2 1-2l20-49c0-1 0-1 1-2l27-47v-1l31-45 30-45 26-45 23-46 18-48 2-6 15-43 11-48-1-51-3-18c0 0 0-1 0-2l-2-35-17-56c-1-1-1-3-1-5v-1l-13-56-8-29c0-1 0-2 0-3l-3-29v-1l1-54c0-1 0-1 0-1l2-47c0-1 0-2 0-3l2-7v-1l16-50 15-49 10-50 2-46c0-1 0-2 0-3l1-5 6-49-7-55-1-9c-1 0-1-1-1-2l-3-45-14-49c-1-1-1-2-1-3l-1-8-13-57-9-19c0-1 0-1-1-2l-13-38-16-33-20-31-19-26-46-47-46-46-51-36-3-2h-1c0-1-1-1-2-2l-47-39-52-37-26-17c-1 0-2 0-2-1l-26-20-52-36-56-26-62-19-66-15-66-11-71-5-29 1h-1l-44-2-78 10-14 3-71 17-22 8-73 29h-1v1c-1 0-1 0-2 0l-72 32-28 16c0 1-1 1-1 1l-16 8-15-10h-1c-1-1-2-1-3-2l-20-8 2-1c1-1 1-1 1-1l36-17 29-16c0-1 1-1 1-1l72-32 1-1c1 0 2-1 3-1l75-30 23-8c0 0 1 0 1-1l73-17h1l15-4h1l80-10c1 0 2 0 3 0l44 2 30-1h1 1l72 5c1 0 1 0 2 0l68 12 67 15c1 0 1 0 2 0l64 20c0 1 1 1 1 1l59 27c1 0 1 0 2 1h1l54 37 1 1 25 20 26 17c1 0 1 0 1 0l53 38h1l46 39 2 1c0 0 0 1 1 1h1l53 38c1 0 2 1 3 2l46 47 48 48c1 1 1 2 2 2l20 28v1l21 32c0 1 0 1 0 1 0 0 0 1 1 1l17 34c0 1 0 1 1 2l13 39 9 21c1 1 1 2 1 3l15 59c0 1 0 2 0 3l1 7 14 49c0 1 1 2 1 4l3 46 2 8v1l7 57c0 1 0 2 0 2 0 1 0 2 0 3l-6 52-1 5-2 47c0 1 0 2 0 3l-11 52v1l-15 50-1 1-15 49-1 4-2 45-1 53 2 26 8 28v1l14 59c0 1 0 2 0 4v1l17 54c0 1 1 3 1 4l2 36 3 19c0 1 0 1 0 2l1 55c0 1 0 2-1 3l-11 52c0 1 0 1 0 2l-16 44-2 6-18 49c-1 1-1 1-1 2l-24 47-1 1-27 46v1l-30 45-30 45-26 45-20 47-11 49-7 51-6 37 1 12 4 56c0 1 0 1 0 1l1 47 1 6 10 58c0 1 0 2 0 3l1 42 2 11v1l2 56c0 1 0 2 0 3l-9 52c0 1 0 2-1 3l-10 34-2 13c0 1 0 1 0 2l-11 52-12 50v1l-13 51-14 50h-1l-6 50c0 1 0 2 0 3l-13 50c0 1-1 1-1 2l-16 49h-1l-19 49v1l-21 48c0 1 0 1 0 1l-25 48-17 34c0 1-1 1-1 1l-7 13-27 45-6 11-22 36h-1l-30 46-29 46-33 45v1l-33 44c0 1-1 1-1 2l-39 42c-1 0-1 0-1 1l-47 40c0 1-1 1-2 2l-29 20-24 18c0 1-1 1-1 1l-61 36v1c-1 0-2 0-2 1l-30 12-40 20c-1 0-1 1-2 1l-58 21-21 8c-1 0-1 0-1 1l-73 23-15 5-76 21h-1l-20 4-64 14c-1 0-2 0-3 0l-61 3-16 1c-1 0-2 0-2 0l-75-1c-1 0-2 0-2 0l-69-10c-1 0-1 0-2 0l-57-15z">
          <text:p/>
        </draw:path>
        <draw:path draw:style-name="gr31" draw:text-style-name="P21" draw:layer="layout" svg:width="4.519cm" svg:height="5.153cm" svg:x="1.73cm" svg:y="2cm" svg:viewBox="0 0 4520 5154" svg:d="M1586 3472l59-6h18l77-3h1l54-6 25-1c1 0 1 0 1 0l80-10h1l24-3 56-6c0 0 1 0 1-1l67-10 16-2 80-11h1l25-4 59-10 1-1 47-11c1 0 1 0 2 0l41-14 45-15h1l52-22 24-10 72-32 3-1c1 0 1 0 2 0l74-29 22-8 58-21h1l36-13 48-16 43-12 48-14 39-10 61-14 25-5c1 0 1 0 1 0l74-19 13-2c1-1 2-1 2-1l79-23c0-1 0-1 0-1l12-4 70-25c1 0 1 0 2 0l27-13 46-19 1-1 60-33c1 0 1 0 1 0l3-2 71-32c0 0 1 0 1-1l27-14 44-17 49-18 38-7 40-4 64 8 53 28 29 25 17 19 46 48c1 1 1 1 2 1l10 9 35 38c1 1 1 1 2 2l50 42 45 47c1 1 1 1 2 2l37 32 11 11h1l49 45c1 1 1 1 2 2l43 30 8 6c0 1 1 1 1 2l55 37c0 1 1 1 1 1 0 0 1 0 1 1l58 29c1 0 1 0 2 0l60 25h1l21 7-19 13-58 20-57 8-58-3-60-11-58-22-38-19-21-11-61-38-21-17-37-37-25-30-33-64-1-1v-1l-24-68-17-69c0-2-1-3-1-5h-1l-19-32c-1-3-4-5-6-7-3-1-6-2-10-2h-3l-61 11c-2 1-4 1-6 2-2 2-3 3-5 4l-18 21v2l-44 60c-1 0-1 1-2 1 0 1 0 2-1 3l-4 9-29 68-27 51c0 1-1 1-1 2l-7 19v1l-21 70v1l-17 69c-1 0-1 1-1 1l-14 70v1l-2 17-6 53v1l-5 69-4 70-7 69-14 67-23 68-2 5v2l-17 65-19 68-22 70-3 9-19 60-27 68-15 32c0 0-1 0-1 1l-15 38-29 69v1l-17 45v1l-7 24c0 1-1 1-1 2l-14 70v2l-5 70v1 69 1l1 69-3 69-7 68-11 69-14 62-2 5-32 65-23 24-57 38-3 1-52 14-57 1-56-15-56-37-23-26-36-59-4-8-35-70v-1h-1l-21-36-20-34v-1l-42-59-7-10-2-2-54-61-8-9-53-56-13-14-49-55-11-13-49-62-6-7-48-69-5-10v-1l-33-57-28-69c-1 0-1-1-1-2h-1l-42-70c0-1-1-2-2-3l-19-22-1-1-49-47-12-11-61-53-3-4-1-1-56-64-4-5-50-68-7-10-42-60-19-30-24-39-36-66c-1 0-1 0-1-1l-2-3-50-70c-1-1-2-2-2-3l-10-9-58-60-3-3-2-1-60-50-17-16-44-40-25-27zM4510 108h-1l-20 15-37 21c-1 0-1 1-2 1l-53 38c0 1-1 1-1 1l-34 27-17 10-62 34-29 16-44 14-43 11-60 11-20 1-77 4h-1l-45 5-33 1c0 0-1 0-2 1l-81 11h-1l-13 3h-1l-73 17c-1 0-1 0-2 0l-24 9-70 24-12 4c-1 0-1 0-1 0l-81 30c-1 0-2 1-2 1-1 0-1 1-1 1l-83 26-7 2-84 24-4 1c-1 0-2 0-2 0l-86 26-4 1c-1 0-1 0-1 0l-79 27c-1 1-2 1-3 1l-16 9-55 24h-1c-1 1-1 1-1 1l-56 36-1 1-64 34h-1c0 1 0 1 0 1l-46 29-12 6-70 32c-1 1-1 1-1 1l-20 10-53 21h-1l-44 19-33 11-57 19-32 7-52 9-64 10-17 1-78 8c-1 0-1 0-1 0l-35 5-46 4c0 0-1 0-1 1l-70 14-16 3h-1l-80 22c-1 0-1 1-2 1l-9 3-73 26-1 1-25 11-47 21c-1 0-2 1-2 1h-1l-59 37-2 1-62 32v1c-1 0-1 0-2 1l-53 38c-1 1-2 1-3 2l-59 32h-1c0 0 0 1-1 1l-52 36h-1l-68 34c0 1-1 1-1 1l-40 24-21 10h-1l-65 35c-1 0-1 0-1 0l-20 12-47 21c-1 0-1 1-2 1l-60 37h-1l-64 34c-1 0-1 1-2 1l-51 38c0 1-1 1-1 1l-4 4-49 33c-1 0-1 1-2 1l-45 41c-1 0-1 1-1 1l-41 42c0 1 0 1 0 1l-25 30-13 11-1 1-42 41-40 43h-1l-39 43-38 43c0 1 0 1 0 1l-30 38-4 3c-1 1-1 1-1 2l-40 42c0 1 0 1-1 1l-34 44c0 0 0 1-1 1l-29 46v1l-27 48v1l-23 47c-1 0-1 1-1 1l-21 48v1l-19 48-8 23-11 25-1 1-19 49c0 0 0 1 0 2l-13 51c-1 1-1 2-1 3l-4 53c0 1 0 1 0 2 0 0 0 1 0 2l3 24-1 27c0 1 0 1 0 1 0 1 0 1 0 2l1 6-34-47-25-45-14-24-34-68-13-29v-1l-21-41-36-70v-1l-4-7c-1 0-1-1-1-1l-42-62-20-28-1-1-34-42-1-1-27-29-38-41v-1l-23-22-44-46-17-20-40-49-20-30-28-38-32-60v-1c-1 0-1-1-2-2l-5-6-32-67-21-67c0-1-1-2-1-3l-22-68-15-69-10-68-5-68-1-69 2-69 6-68 11-68 23-67 10-17 24-50 36-45 17-22 42-41 33-26 26-21 60-37 20-10h1v-1l40-24 60-29 40-15c1 0 1-1 1-1l21-10 60-24 59-18 61-12 22-4c0 0 1 0 1-1l39-9 61-12 59-9 60-4 60 2 59 8 60 14 47 11h1l16 3h1l61 8h1l61 5h1l62 2 61 2 60 3 62 4 61 5h1l62 3h1l61-1h2l61-7 62-9h1l61-11 36-7c1 0 1-1 2-1l25-8 61-18 60-14 62-12 61-11 30-5c1 0 1-1 2-1l31-9 61-17 61-13 61-14 62-14c0-1 1-1 1-1l6-2h2l54-23 60-21 61-18 33-6c1-1 2-1 3-1l26-10 61-16 59-11 60-8 62-4 60-3h60 62l61 1 61 1h62 1l61-2h2l62-7 60-10c2 0 4 0 6-1l59-21 62-19 60-16 59-12 9-1h2l51-11 60-7 60-1 61 3 60 3 62 5 60 6 10 2h2l49 5 61 10 59 13 59 23 36 17c1 0 1 1 2 1l25 9 10 4z">
          <text:p/>
        </draw:path>
        <draw:frame draw:style-name="gr32" draw:text-style-name="P22" draw:layer="layout" svg:width="0.33cm" svg:height="0.3cm" svg:x="3.75cm" svg:y="3cm">
          <draw:image xlink:href="Pictures/10000001000002BC000002BC971402CF.png" xlink:type="simple" xlink:show="embed" xlink:actuate="onLoad" draw:mime-type="image/png">
            <text:p/>
          </draw:image>
        </draw:frame>
        <draw:frame draw:style-name="gr32" draw:text-style-name="P22" draw:layer="layout" svg:width="0.33cm" svg:height="0.3cm" svg:x="5.5cm" svg:y="4.25cm">
          <draw:image xlink:href="Pictures/10000001000002BC000002BC971402CF.png" xlink:type="simple" xlink:show="embed" xlink:actuate="onLoad" draw:mime-type="image/png">
            <text:p/>
          </draw:image>
        </draw:frame>
        <draw:frame draw:style-name="gr32" draw:text-style-name="P22" draw:layer="layout" svg:width="0.33cm" svg:height="0.3cm" svg:x="3.92cm" svg:y="4.25cm">
          <draw:image xlink:href="Pictures/10000001000002BC000002BC971402CF.png" xlink:type="simple" xlink:show="embed" xlink:actuate="onLoad" draw:mime-type="image/png">
            <text:p/>
          </draw:image>
        </draw:frame>
        <draw:frame draw:style-name="gr32" draw:text-style-name="P22" draw:layer="layout" svg:width="0.33cm" svg:height="0.3cm" svg:x="4.92cm" svg:y="3.45cm">
          <draw:image xlink:href="Pictures/10000001000002BC000002BC971402CF.png" xlink:type="simple" xlink:show="embed" xlink:actuate="onLoad" draw:mime-type="image/png">
            <text:p/>
          </draw:image>
        </draw:frame>
        <draw:frame draw:style-name="gr32" draw:text-style-name="P22" draw:layer="layout" svg:width="0.33cm" svg:height="0.3cm" svg:x="2.92cm" svg:y="3.75cm">
          <draw:image xlink:href="Pictures/10000001000002BC000002BC971402CF.png" xlink:type="simple" xlink:show="embed" xlink:actuate="onLoad" draw:mime-type="image/png">
            <text:p/>
          </draw:image>
        </draw:frame>
        <draw:frame draw:style-name="gr32" draw:text-style-name="P22" draw:layer="layout" svg:width="0.33cm" svg:height="0.3cm" svg:x="3.25cm" svg:y="4.95cm">
          <draw:image xlink:href="Pictures/10000001000002BC000002BC971402CF.png" xlink:type="simple" xlink:show="embed" xlink:actuate="onLoad" draw:mime-type="image/png">
            <text:p/>
          </draw:image>
        </draw:frame>
        <draw:frame draw:style-name="gr32" draw:text-style-name="P22" draw:layer="layout" svg:width="0.33cm" svg:height="0.3cm" svg:x="6.25cm" svg:y="2.45cm">
          <draw:image xlink:href="Pictures/10000001000002BC000002BC971402CF.png" xlink:type="simple" xlink:show="embed" xlink:actuate="onLoad" draw:mime-type="image/png">
            <text:p/>
          </draw:image>
        </draw:frame>
        <draw:frame draw:style-name="gr32" draw:text-style-name="P22" draw:layer="layout" svg:width="0.33cm" svg:height="0.3cm" svg:x="5.42cm" svg:y="2.5cm">
          <draw:image xlink:href="Pictures/10000001000002BC000002BC971402CF.png" xlink:type="simple" xlink:show="embed" xlink:actuate="onLoad" draw:mime-type="image/png">
            <text:p/>
          </draw:image>
        </draw:frame>
        <draw:frame draw:style-name="gr33" draw:text-style-name="P22" draw:layer="layout" svg:width="0.2cm" svg:height="0.2cm" svg:x="3.9cm" svg:y="5.6cm">
          <draw:image xlink:href="Pictures/10000001000002BC000002BC54A8E298.png" xlink:type="simple" xlink:show="embed" xlink:actuate="onLoad" draw:mime-type="image/png">
            <text:p/>
          </draw:image>
        </draw:frame>
        <draw:frame draw:style-name="gr33" draw:text-style-name="P22" draw:layer="layout" svg:width="0.2cm" svg:height="0.2cm" svg:x="4.4cm" svg:y="6.3cm">
          <draw:image xlink:href="Pictures/10000001000002BC000002BC54A8E298.png" xlink:type="simple" xlink:show="embed" xlink:actuate="onLoad" draw:mime-type="image/png">
            <text:p/>
          </draw:image>
        </draw:frame>
        <draw:frame draw:style-name="gr33" draw:text-style-name="P22" draw:layer="layout" svg:width="0.2cm" svg:height="0.2cm" svg:x="4.6cm" svg:y="5.7cm">
          <draw:image xlink:href="Pictures/10000001000002BC000002BC54A8E298.png" xlink:type="simple" xlink:show="embed" xlink:actuate="onLoad" draw:mime-type="image/png">
            <text:p/>
          </draw:image>
        </draw:frame>
        <draw:frame draw:style-name="gr33" draw:text-style-name="P22" draw:layer="layout" svg:width="0.2cm" svg:height="0.2cm" svg:x="2.05cm" svg:y="2.75cm">
          <draw:image xlink:href="Pictures/10000001000002BC000002BC54A8E298.png" xlink:type="simple" xlink:show="embed" xlink:actuate="onLoad" draw:mime-type="image/png">
            <text:p/>
          </draw:image>
        </draw:frame>
        <draw:frame draw:style-name="gr33" draw:text-style-name="P22" draw:layer="layout" svg:width="0.2cm" svg:height="0.2cm" svg:x="2.3cm" svg:y="3.3cm">
          <draw:image xlink:href="Pictures/10000001000002BC000002BC54A8E298.png" xlink:type="simple" xlink:show="embed" xlink:actuate="onLoad" draw:mime-type="image/png">
            <text:p/>
          </draw:image>
        </draw:frame>
        <draw:frame draw:style-name="gr34" draw:text-style-name="P22" draw:layer="layout" svg:width="0.15cm" svg:height="0.15cm" svg:x="2.15cm" svg:y="4.4cm">
          <draw:image xlink:href="Pictures/10000001000002BC000002BC54A8E298.png" xlink:type="simple" xlink:show="embed" xlink:actuate="onLoad" draw:mime-type="image/png">
            <text:p/>
          </draw:image>
        </draw:frame>
        <draw:frame draw:style-name="gr33" draw:text-style-name="P22" draw:layer="layout" svg:width="0.2cm" svg:height="0.2cm" svg:x="4.25cm" svg:y="2.4cm">
          <draw:image xlink:href="Pictures/10000001000002BC000002BC54A8E298.png" xlink:type="simple" xlink:show="embed" xlink:actuate="onLoad" draw:mime-type="image/png">
            <text:p/>
          </draw:image>
        </draw:frame>
        <draw:frame draw:style-name="gr35" draw:text-style-name="P22" draw:layer="layout" svg:width="0.18cm" svg:height="0.2cm" svg:x="2.75cm" svg:y="4.25cm">
          <draw:image xlink:href="Pictures/10000001000002BC000002BCBFBF61EC.png" xlink:type="simple" xlink:show="embed" xlink:actuate="onLoad" draw:mime-type="image/png">
            <text:p/>
          </draw:image>
        </draw:frame>
        <draw:frame draw:style-name="gr35" draw:text-style-name="P22" draw:layer="layout" svg:width="0.18cm" svg:height="0.2cm" svg:x="2.5cm" svg:y="5cm">
          <draw:image xlink:href="Pictures/10000001000002BC000002BCBFBF61EC.png" xlink:type="simple" xlink:show="embed" xlink:actuate="onLoad" draw:mime-type="image/png">
            <text:p/>
          </draw:image>
        </draw:frame>
        <draw:frame draw:style-name="gr35" draw:text-style-name="P22" draw:layer="layout" svg:width="0.18cm" svg:height="0.2cm" svg:x="2.9cm" svg:y="5.15cm">
          <draw:image xlink:href="Pictures/10000001000002BC000002BCBFBF61EC.png" xlink:type="simple" xlink:show="embed" xlink:actuate="onLoad" draw:mime-type="image/png">
            <text:p/>
          </draw:image>
        </draw:frame>
        <draw:frame draw:style-name="gr33" draw:text-style-name="P22" draw:layer="layout" svg:width="0.2cm" svg:height="0.2cm" svg:x="2.3cm" svg:y="3.3cm">
          <draw:image xlink:href="Pictures/10000001000002BC000002BC54A8E298.png" xlink:type="simple" xlink:show="embed" xlink:actuate="onLoad" draw:mime-type="image/png">
            <text:p/>
          </draw:image>
        </draw:frame>
        <draw:frame draw:style-name="gr34" draw:text-style-name="P22" draw:layer="layout" svg:width="0.15cm" svg:height="0.15cm" svg:x="3.35cm" svg:y="2.1cm">
          <draw:image xlink:href="Pictures/10000001000002BC000002BC54A8E298.png" xlink:type="simple" xlink:show="embed" xlink:actuate="onLoad" draw:mime-type="image/png">
            <text:p/>
          </draw:image>
        </draw:frame>
        <draw:frame draw:style-name="gr35" draw:text-style-name="P22" draw:layer="layout" svg:width="0.18cm" svg:height="0.2cm" svg:x="4.75cm" svg:y="3cm">
          <draw:image xlink:href="Pictures/10000001000002BC000002BCBFBF61EC.png" xlink:type="simple" xlink:show="embed" xlink:actuate="onLoad" draw:mime-type="image/png">
            <text:p/>
          </draw:image>
        </draw:frame>
        <draw:frame draw:style-name="gr35" draw:text-style-name="P22" draw:layer="layout" svg:width="0.18cm" svg:height="0.2cm" svg:x="5.07cm" svg:y="4.5cm">
          <draw:image xlink:href="Pictures/10000001000002BC000002BCBFBF61EC.png" xlink:type="simple" xlink:show="embed" xlink:actuate="onLoad" draw:mime-type="image/png">
            <text:p/>
          </draw:image>
        </draw:frame>
        <draw:frame draw:style-name="gr34" draw:text-style-name="P22" draw:layer="layout" svg:width="0.15cm" svg:height="0.15cm" svg:x="4.25cm" svg:y="1.85cm">
          <draw:image xlink:href="Pictures/10000001000002BC000002BC54A8E298.png" xlink:type="simple" xlink:show="embed" xlink:actuate="onLoad" draw:mime-type="image/png">
            <text:p/>
          </draw:image>
        </draw:frame>
        <draw:frame draw:style-name="gr32" draw:text-style-name="P22" draw:layer="layout" svg:width="0.33cm" svg:height="0.3cm" svg:x="5.82cm" svg:y="3.45cm">
          <draw:image xlink:href="Pictures/10000001000002BC000002BC971402CF.png" xlink:type="simple" xlink:show="embed" xlink:actuate="onLoad" draw:mime-type="image/png">
            <text:p/>
          </draw:image>
        </draw:frame>
        <draw:custom-shape draw:style-name="gr36" draw:text-style-name="P24" draw:layer="layout" svg:width="0.4cm" svg:height="0.06cm" svg:x="1cm" svg:y="10.022cm">
          <text:p text:style-name="P23"><text:span text:style-name="T3"/></text:p>
          <draw:enhanced-geometry svg:viewBox="0 0 21600 21600" draw:type="rectangle" draw:enhanced-path="M 0 0 L 21600 0 21600 21600 0 21600 0 0 Z N"/>
        </draw:custom-shape>
        <draw:frame draw:style-name="gr37" draw:text-style-name="P10" draw:layer="layout" svg:width="2.25cm" svg:height="0.319cm" svg:x="1.5cm" svg:y="9.898cm">
          <draw:text-box>
            <text:p text:style-name="P9"><text:span text:style-name="T1">Observable limit</text:span></text:p>
          </draw:text-box>
        </draw:frame>
        <draw:frame draw:style-name="gr37" draw:text-style-name="P10" draw:layer="layout" svg:width="2.25cm" svg:height="0.319cm" svg:x="1.5cm" svg:y="10.299cm">
          <draw:text-box>
            <text:p text:style-name="P9"><text:span text:style-name="T1">“</text:span><text:span text:style-name="T1">Cold” limit</text:span></text:p>
          </draw:text-box>
        </draw:frame>
        <draw:custom-shape draw:style-name="gr38" draw:text-style-name="P24" draw:layer="layout" svg:width="0.4cm" svg:height="0.06cm" svg:x="1cm" svg:y="10.422cm">
          <text:p text:style-name="P23"/>
          <draw:enhanced-geometry svg:viewBox="0 0 21600 21600" draw:type="rectangle" draw:enhanced-path="M 0 0 L 21600 0 21600 21600 0 21600 0 0 Z N"/>
        </draw:custom-shape>
        <draw:frame draw:style-name="gr37" draw:text-style-name="P10" draw:layer="layout" svg:width="2.25cm" svg:height="0.319cm" svg:x="1.5cm" svg:y="9.5cm">
          <draw:text-box>
            <text:p text:style-name="P9"><text:span text:style-name="T1">“</text:span><text:span text:style-name="T1">Warm” limit</text:span></text:p>
          </draw:text-box>
        </draw:frame>
        <draw:custom-shape draw:style-name="gr39" draw:text-style-name="P24" draw:layer="layout" svg:width="0.4cm" svg:height="0.06cm" svg:x="1cm" svg:y="9.622cm">
          <text:p/>
          <draw:enhanced-geometry svg:viewBox="0 0 21600 21600" draw:type="rectangle" draw:enhanced-path="M 0 0 L 21600 0 21600 21600 0 21600 0 0 Z N"/>
        </draw:custom-shape>
        <draw:frame draw:style-name="gr40" draw:text-style-name="P26" draw:layer="layout" svg:width="3.25cm" svg:height="0.387cm" svg:x="1cm" svg:y="8.913cm">
          <draw:text-box>
            <text:p text:style-name="P25"><text:span text:style-name="T4">“</text:span><text:span text:style-name="T4">True” climatic niche:</text:span></text:p>
          </draw:text-box>
        </draw:frame>
        <draw:frame draw:style-name="gr41" draw:text-style-name="P10" draw:layer="layout" svg:width="3.75cm" svg:height="0.319cm" svg:x="6.15cm" svg:y="9.601cm">
          <draw:text-box>
            <text:p text:style-name="P9"><text:span text:style-name="T1">Current presences/absences</text:span></text:p>
          </draw:text-box>
        </draw:frame>
        <draw:frame draw:style-name="gr42" draw:text-style-name="P10" draw:layer="layout" svg:width="4.85cm" svg:height="0.637cm" svg:x="6.15cm" svg:y="10.102cm">
          <draw:text-box>
            <text:p text:style-name="P9"><text:span text:style-name="T1">Fossil pollen found/undetectable</text:span></text:p>
          </draw:text-box>
        </draw:frame>
        <draw:g draw:style-name="gr43">
          <draw:frame draw:style-name="gr32" draw:text-style-name="P22" draw:layer="layout" svg:width="0.33cm" svg:height="0.3cm" svg:x="5.17cm" svg:y="9.55cm">
            <draw:image xlink:href="Pictures/10000001000002BC000002BC971402CF.png" xlink:type="simple" xlink:show="embed" xlink:actuate="onLoad" draw:mime-type="image/png">
              <text:p/>
            </draw:image>
          </draw:frame>
          <draw:frame draw:style-name="gr33" draw:text-style-name="P22" draw:layer="layout" svg:width="0.2cm" svg:height="0.2cm" svg:x="5.75cm" svg:y="9.65cm">
            <draw:image xlink:href="Pictures/10000001000002BC000002BC54A8E298.png" xlink:type="simple" xlink:show="embed" xlink:actuate="onLoad" draw:mime-type="image/png">
              <text:p/>
            </draw:image>
          </draw:frame>
          <draw:frame draw:style-name="gr37" draw:text-style-name="P10" draw:layer="layout" svg:width="0.001cm" svg:height="0.319cm" svg:x="5.569cm" svg:y="9.581cm">
            <draw:text-box>
              <text:p text:style-name="P9"><text:span text:style-name="T1">/</text:span></text:p>
            </draw:text-box>
          </draw:frame>
        </draw:g>
        <draw:g draw:style-name="gr43">
          <draw:frame draw:style-name="gr35" draw:text-style-name="P22" draw:layer="layout" svg:width="0.18cm" svg:height="0.2cm" svg:x="5.28cm" svg:y="10.138cm">
            <draw:image xlink:href="Pictures/10000001000002BC000002BCBFBF61EC.png" xlink:type="simple" xlink:show="embed" xlink:actuate="onLoad" draw:mime-type="image/png">
              <text:p/>
            </draw:image>
          </draw:frame>
          <draw:frame draw:style-name="gr34" draw:text-style-name="P22" draw:layer="layout" svg:width="0.15cm" svg:height="0.15cm" svg:x="5.67cm" svg:y="10.188cm">
            <draw:image xlink:href="Pictures/10000001000002BC000002BC54A8E298.png" xlink:type="simple" xlink:show="embed" xlink:actuate="onLoad" draw:mime-type="image/png">
              <text:p/>
            </draw:image>
          </draw:frame>
          <draw:frame draw:style-name="gr37" draw:text-style-name="P10" draw:layer="layout" svg:width="0.001cm" svg:height="0.319cm" svg:x="5.519cm" svg:y="10.1cm">
            <draw:text-box>
              <text:p text:style-name="P9"><text:span text:style-name="T1">/</text:span></text:p>
            </draw:text-box>
          </draw:frame>
        </draw:g>
        <draw:line draw:style-name="gr11" draw:text-style-name="P5" draw:layer="layout" svg:x1="1cm" svg:y1="8.009cm" svg:x2="1cm" svg:y2="1.009cm">
          <text:p/>
        </draw:line>
        <draw:line draw:style-name="gr11" draw:text-style-name="P5" draw:layer="layout" svg:x1="0.991cm" svg:y1="8cm" svg:x2="7.991cm" svg:y2="8cm">
          <text:p/>
        </draw:line>
        <draw:frame draw:style-name="gr44" draw:text-style-name="P10" draw:layer="layout" svg:width="2.859cm" svg:height="1.273cm" svg:x="9.141cm" svg:y="3.807cm">
          <draw:text-box>
            <text:p text:style-name="P9"><text:span text:style-name="T2">Ghost</text:span><text:span text:style-name="T1"> of past </text:span></text:p>
            <text:p text:style-name="P9"><text:span text:style-name="T1">climatic niche</text:span></text:p>
            <text:p text:style-name="P9"><text:span text:style-name="T5">(Chevalier et al. 2024)</text:span></text:p>
          </draw:text-box>
        </draw:frame>
        <draw:path draw:style-name="gr16" draw:text-style-name="P11" draw:layer="layout" svg:width="0.499cm" svg:height="0.499cm" svg:x="8.491cm" svg:y="4.101cm" svg:viewBox="0 0 500 500" svg:d="M0 176v-100l76-76h100zM0 377v-100l277-277h100zM76 500h-76v-23l477-477h23v76zM268 500h-92l324-324v92zM468 500h-100l132-132v100z">
          <text:p/>
        </draw:path>
        <draw:custom-shape draw:style-name="gr45" draw:text-style-name="P5" draw:layer="layout" svg:width="0.5cm" svg:height="0.5cm" svg:x="8.491cm" svg:y="4.101cm">
          <text:p/>
          <draw:enhanced-geometry svg:viewBox="0 0 21600 21600" draw:type="rectangle" draw:enhanced-path="M 0 0 L 21600 0 21600 21600 0 21600 0 0 Z N"/>
        </draw:custom-shape>
        <draw:frame draw:style-name="gr15" draw:text-style-name="P10" draw:layer="layout" svg:width="2.6cm" svg:height="0.955cm" svg:x="9.137cm" svg:y="5.067cm">
          <draw:text-box>
            <text:p text:style-name="P9"><text:span text:style-name="T1">Future...</text:span></text:p>
          </draw:text-box>
        </draw:frame>
        <draw:path draw:style-name="gr4" draw:text-style-name="P4" draw:layer="layout" svg:width="0.499cm" svg:height="0.499cm" svg:x="8.487cm" svg:y="5.302cm" svg:viewBox="0 0 500 500" svg:d="M0 176v-100l76-76h100zM0 377v-100l277-277h100zM76 500h-76v-23l477-477h23v76zM268 500h-92l324-324v92zM468 500h-100l132-132v100z">
          <text:p/>
        </draw:path>
        <draw:custom-shape draw:style-name="gr46" draw:text-style-name="P5" draw:layer="layout" svg:width="0.5cm" svg:height="0.5cm" svg:x="8.487cm" svg:y="5.302cm">
          <text:p/>
          <draw:enhanced-geometry svg:viewBox="0 0 21600 21600" draw:type="rectangle" draw:enhanced-path="M 0 0 L 21600 0 21600 21600 0 21600 0 0 Z N"/>
        </draw:custom-shape>
        <draw:frame draw:style-name="gr40" draw:text-style-name="P26" draw:layer="layout" svg:width="3.25cm" svg:height="0.387cm" svg:x="5.2cm" svg:y="8.914cm">
          <draw:text-box>
            <text:p text:style-name="P25"><text:span text:style-name="T4">Available data:</text:span></text:p>
          </draw:text-box>
        </draw:frame>
      </draw:page>
      <draw:page draw:name="page4" draw:style-name="dp1" draw:master-page-name="master-page3">
        <draw:polygon draw:style-name="gr47" draw:text-style-name="P3" draw:layer="layout" svg:width="5.08cm" svg:height="5.19cm" svg:x="1.711cm" svg:y="1.981cm" svg:viewBox="0 0 5081 5191" draw:points="4228,17 4167,11 4105,6 4044,3 3983,0 3921,1 3860,8 3808,19 3798,20 3737,33 3676,49 3614,68 3554,89 3553,89 3492,99 3430,106 3369,108 3307,108 3246,107 3185,106 3123,106 3062,106 3001,109 2939,113 2878,121 2817,132 2755,149 2728,159 2694,166 2632,184 2571,205 2516,228 2510,230 2448,244 2387,258 2326,272 2264,289 2233,298 2203,303 2142,314 2080,326 2019,341 1957,359 1932,367 1896,374 1835,385 1773,394 1712,401 1651,402 1589,399 1528,394 1466,390 1405,387 1344,385 1282,383 1221,378 1160,370 1144,367 1097,356 1036,342 975,334 913,332 852,336 791,345 729,357 690,367 668,371 606,384 545,402 484,427 463,437 422,453 361,482 320,507 300,517 238,555 211,577 177,604 134,646 116,669 79,716 54,767 44,785 20,855 8,925 2,994 0,1064 1,1134 6,1203 16,1273 32,1343 54,1412 54,1413 76,1483 110,1553 116,1561 149,1622 177,1661 198,1692 238,1741 256,1762 300,1808 323,1831 361,1872 388,1901 422,1943 442,1971 484,2033 488,2040 524,2110 545,2151 558,2180 592,2249 606,2274 632,2319 668,2370 682,2389 729,2446 739,2458 791,2521 796,2528 847,2598 852,2604 899,2667 913,2684 961,2737 975,2750 1036,2804 1038,2807 1097,2856 1126,2876 1160,2904 1210,2946 1221,2958 1270,3016 1282,3033 1314,3085 1344,3134 1354,3155 1388,3224 1405,3257 1421,3294 1460,3364 1466,3374 1504,3433 1528,3464 1562,3503 1589,3533 1634,3573 1651,3589 1712,3640 1715,3642 1773,3702 1783,3712 1833,3782 1835,3785 1872,3851 1896,3890 1915,3921 1957,3981 1964,3991 2015,4060 2019,4065 2076,4130 2080,4135 2142,4189 2154,4200 2203,4247 2222,4269 2264,4339 2293,4409 2326,4467 2332,4478 2381,4548 2387,4556 2436,4618 2448,4632 2497,4687 2510,4701 2563,4757 2571,4766 2625,4827 2632,4837 2674,4896 2694,4930 2715,4966 2750,5036 2755,5045 2792,5105 2817,5134 2878,5175 2939,5191 3001,5190 3056,5175 3062,5173 3123,5133 3149,5105 3183,5036 3185,5029 3200,4966 3211,4896 3218,4827 3221,4757 3220,4687 3220,4618 3225,4548 3239,4478 3246,4454 3263,4409 3292,4339 3307,4301 3322,4269 3350,4200 3369,4139 3372,4130 3394,4060 3413,3991 3430,3926 3432,3921 3455,3851 3470,3782 3477,3712 3481,3642 3486,3573 3492,3520 3494,3503 3508,3433 3525,3364 3546,3294 3553,3275 3580,3224 3610,3155 3614,3145 3658,3085 3676,3064 3737,3053 3756,3085 3773,3155 3797,3224 3798,3227 3833,3294 3860,3326 3898,3364 3921,3383 3983,3422 4005,3433 4044,3453 4105,3475 4167,3487 4228,3490 4289,3482 4351,3460 4390,3433 4412,3414 4451,3364 4473,3309 4479,3294 4489,3224 4478,3155 4473,3145 4446,3085 4412,3043 4388,3016 4351,2981 4305,2946 4289,2932 4228,2886 4213,2876 4196,2807 4228,2764 4245,2737 4289,2688 4306,2667 4351,2607 4358,2598 4401,2528 4412,2508 4443,2458 4473,2415 4493,2389 4535,2340 4553,2319 4596,2268 4612,2249 4657,2191 4666,2180 4717,2110 4719,2107 4768,2040 4780,2022 4818,1971 4842,1931 4861,1901 4895,1831 4903,1812 4927,1762 4954,1692 4964,1663 4984,1622 5013,1553 5026,1510 5036,1483 5054,1413 5063,1343 5067,1273 5071,1203 5075,1134 5079,1064 5081,994 5079,925 5071,855 5057,785 5039,716 5026,674 5019,646 4999,577 4971,507 4964,494 4941,437 4903,375 4899,367 4843,298 4842,296 4780,239 4765,228 4719,194 4657,161 4653,159 4596,124 4535,98 4510,89 4473,71 4412,48 4351,34 4289,24 4239,19">
          <text:p/>
        </draw:polygon>
        <draw:path draw:style-name="gr48" draw:text-style-name="P27" draw:layer="layout" svg:width="4.671cm" svg:height="2.219cm" svg:x="2.31cm" svg:y="1.655cm" svg:viewBox="0 0 4672 2220" svg:d="M4622 295h-1l-67-11c-1 0-1-1-2-1l-72-5h-1c-1 0-1 0-1 0l-30 1-44-2h-1c0 0-1 0-2 0l-80 10-1 1-15 3c-1 0-1 0-1 0l-73 18h-1l-23 8h-1l-75 30c0 0-1 1-2 1v1h-1l-72 32c0 0-1 0-2 1l-28 16-36 17c0 0-1 0-1 1l-59 37h-1l-20 15-37 21c-1 0-1 1-2 1l-53 38c0 1-1 1-1 1l-34 27-17 10-62 34-29 16-44 14-43 11-60 11-20 1-77 4h-1l-45 5-33 1c0 0-1 0-2 1l-81 11h-1l-13 3h-1l-73 17c-1 0-1 0-2 0l-24 9-70 24-12 4c-1 0-1 0-1 0l-81 30c-1 0-2 1-2 1-1 0-1 1-1 1l-83 26-7 2-84 24-4 1c-1 0-2 0-2 0l-86 26-4 1c-1 0-1 0-1 0l-79 27c-1 1-2 1-3 1l-16 9-55 24h-1c-1 1-1 1-1 1l-56 36-1 1-64 34h-1c0 1 0 1 0 1l-46 29-12 6-70 32c-1 1-1 1-1 1l-20 10-53 21h-1l-44 19-33 11-57 19-32 7-52 9-64 10-17 1-78 8c-1 0-1 0-1 0l-35 5-46 4c0 0-1 0-1 1l-70 14-16 3h-1l-80 22c-1 0-1 1-2 1l-9 3-73 26-1 1-25 11-47 21c-1 0-2 1-2 1h-1l-59 37-2 1-62 32v1c-1 0-1 0-2 1l-53 38c-1 1-2 1-3 2l-59 32h-1c0 0 0 1-1 1l-52 36h-1l-68 34c0 1-1 1-1 1l-40 24-21 10h-1l-65 35c-1 0-1 0-1 0l-20 12-47 21c-1 0-1 1-2 1l-60 37h-1l-64 34c-1 0-1 1-2 1l-51 38c0 1-1 1-1 1l-4 4-49 33c-1 0-1 1-2 1l-45 41c-1 0-1 1-1 1l-41 42c0 1 0 1 0 1l-25 30-13 11-1 1-42 41-40 43h-1l-39 43-38 43c0 1 0 1 0 1l-30 38-4 3c-1 1-1 1-1 2l-40 42c0 1 0 1-1 1l-34 44c0 0 0 1-1 1l-29 46v1l-1 2-36-60-1-2-39-69-22-50-11-21-30-70-20-60-4-9-21-70-13-70-8-69-7-70-5-70-4-48-1-21-4-70-1-70 3-69 3-13 16-57 46-65 4-5 57-48 26-21 36-27 56-43 5-4 61-48 24-17 38-28 61-39 5-3 57-39 54-31 8-5 61-37 61-25 11-3 51-17 61-14 61-8 62-8 61-7 62-5 61-4 61-2 62 1 61 3 61 4 62 5 61 3h62l61-2 61-4 62-7 54-7 7-2 61-18 62-21 61-19 33-10 28-12 62-20 61-15 62-12 61-10h3l58-18 62-17 61-17 61-17 4-1 58-26 61-26 42-18 19-11 62-36 46-22 15-10 62-32 61-22 23-6 38-15 62-21 61-17 61-16 5-1 57-20 61-19 62-16 54-14 7-3 61-22 62-17 61-12 61-6 62-3 122-2 62-2 61-1h61l62 3 61 8 62 16 61 25 30 16 31 13 62 32 39 24 22 12 61 41 20 17 42 34 35 36 26 28 1 1z">
          <text:p/>
        </draw:path>
        <draw:path draw:style-name="gr49" draw:text-style-name="P28" draw:layer="layout" svg:width="3.756cm" svg:height="1.531cm" svg:x="2.43cm" svg:y="3.91cm" svg:viewBox="0 0 3757 1532" svg:d="M134 1l30 42 31 40 22 29 40 56 8 14 41 70 12 19 26 50 36 56 8 14 49 70 5 6 51 63 10 12 55 58 6 7 61 63h1l58 69 3 4 45 66 16 24 26 46 36 60 5 9 41 70 15 22 36 48 26 30 33 39 28 34 26 36 35 56 8 13 34 70 20 34 19 36 42 58 7 10 13-2 25-4h1l56-6 66-10c1 0 1 0 1 0l15-2h1l80-11 25-5 58-9 46-11 41-14 44-14 51-22 24-9 73-33c0 0 1 0 2-1l3-1 74-29 22-8 59-21 37-13 49-16 44-13 49-13v-1l39-9h1l61-14c0-1 0-1 0-1l26-5 74-18v-1l13-2 78-23 11-4 69-25 27-13c1 0 1 0 1 0l45-19 59-32 3-2h1l1-1 71-32 28-15c0 0 1-1 2-1l45-17v-1l52-18c0 0 1 0 2 0l39-8c1 0 2 0 2 0l43-5c1 0 1 0 2 0s1 0 2 0l69 9c2 0 4 0 5 1 0 0-1 0-2 0l-69-9c-1 0-1 0-2 0s-1 0-2 0l-43 5c0 0-1 0-2 0l-39 8c-1 0-2 0-2 0l-52 18c0 1 0 1 0 1l-45 17c-1 0-2 1-2 1l-28 15-71 32-1 1c-1 0-1 0-1 0l-3 2-59 32-45 19h-1l-27 13-69 25-11 4-78 23-13 2c0 1 0 1 0 1l-74 18-26 5v1l-61 14h-1l-39 9c0 1 0 1 0 1l-49 13-44 13-49 16-37 13-59 21-22 8-74 29-3 1c-1 1-2 1-2 1l-73 33-24 9-51 22-44 14-41 14-46 11-58 9-25 5-80 11h-1l-15 2h-1l-66 10-56 6c-1 0-1 0-1 0l-25 4-79 9-25 2c-1 0-1 0-1 0l-53 6-76 2-19 1h-1l-60 6-52 3-6-7-23-30-38-58-5-10-39-69-16-36v-1l-17-33-34-69-10-20v-2h-1l-30-49-32-52v-1l-12-17-1-1-49-58-1-1-11-12c0-1-1-1-2-2l-50-42-34-28c-1 0-1 0-1-1l-28-19-57-47v-1l-3-3-61-54-13-13-47-52-14-16-47-63-5-6-51-69-4-7-1-1-52-63-10-12-22-25-1-7-5-54 1-28v-1c0 0 0-1 0-2l-3-23 4-51 12-48 18-48 12-25c0-1 0-1 0-1l9-23 18-48 21-47 23-47 16-29zM3403 1296l30-69 16-22 61-35 61-4 62 11 61 19 43 16 6 13v1l4 7 10 64-10 65-5 13-21 52-36 47-4 4-43-14-59-24-57-29-53-36-7-7c0 0-1 0-1-1l-43-30-23-20z">
          <text:p/>
        </draw:path>
        <draw:path draw:style-name="gr50" draw:text-style-name="P29" draw:layer="layout" svg:width="4.215cm" svg:height="3.293cm" svg:x="2.561cm" svg:y="2.119cm" svg:viewBox="0 0 4216 3294" svg:d="M10 1773l29-45 32-42 39-42 4-4c1-1 2-1 2-2l31-39 37-43 39-42 40-42 42-41 13-11c1-1 2-2 3-3l24-30 40-41 44-40 48-33c1 0 2-1 2-1l5-4 49-37 63-33h1l1-2 59-35 48-22h1l1-1 19-11 65-34 21-10c1 0 1-1 2-1l40-25 66-33c1 0 3-1 4-1l1-1 53-37 62-33c1 0 1 0 1 0 2-1 3-3 5-5l50-35 61-33h1l2-1 59-36 47-21 24-11 72-26 9-3 78-22 16-3 69-14 44-4c1 0 1 0 1 0l35-6 78-7 18-1h1l65-11 52-8c0 0 1 0 1-1l34-8h1l58-19 34-11c0 0 1 0 1-1l45-19 53-20c1-1 2-1 2-1l21-11 70-32 13-6c1-1 1-1 1-1 1 0 1 0 1-1l46-29 64-35h1l2-2 55-35 53-23c1 0 1-1 1-1l16-8 78-26 4-1 85-26 4-1c1 0 1 0 2 0l85-24v-1l7-2 86-27c1 0 2 0 3-1h1v-1l79-29 12-4 71-24 23-8 72-17 13-2 79-12 32-1c1 0 1 0 2 0l45-5 77-4 21-1c1 0 1 0 2 0l61-11c1 0 1 0 2 0l45-12h1l46-15c1-1 2-1 3-2l29-16c1 0 1 0 1 0l62-35 19-11c0 0 1-1 2-1l34-27 53-38 37-21c1 0 1-1 2-1l20-15 30-19 10 4 56 34v1h1l4 2 61 32 44 33h1l14 11 59 54c0 1 1 1 1 2l55 68 3 6v1h1l37 61 22 55c1 1 1 1 1 2l7 12 27 69 20 67 7 28v1l13 42 17 68 14 68 8 69 2 67-2 70-4 69-4 69-4 70-4 70-9 68-17 68-10 26v1l-13 42-28 68-20 40c0 1-1 1-1 2l-10 29-26 69-24 49c0 1 0 1-1 1l-7 19-34 68-18 30-24 39-37 50-1 1-12 18-48 67h-1l-2 3-50 69-9 11-45 58-16 19-43 51-18 20-42 49v1l-20 26-1 1-30 43v1l-31 50h-1v1l-10 19-43 69-6 8-45 60-17 20-43 49c-1 1-2 2-2 3l-17 26-31 42c-1 1-1 2-2 2-1 3-2 6-2 9 0 2 0 3 1 5l17 69c0 2 1 3 1 5l6 6 15 10 60 45 15 13 1 1 46 35 35 33 23 26 33 40 20 45-43-16-61-19-62-11-61 4-61 35-16 22-30 69-7 20-26-23-11-11c-1-1-1-1-1-1l-38-32-46-48-1-1-50-42-35-38c0-1-1-1-2-2l-10-9-45-47-18-19c0-1-1-1-1-2l-31-27c-1 0-2-1-3-2l-58-31c-1 0-3-1-4-1-2-1-3-1-5-2l-70-8c0 0-1 0-2 0h-1l-43 4c-1 0-2 0-2 0l-40 8c0 0-1 1-2 1l-51 18c-1 0-1 0-1 0l-45 18c-1 0-1 0-2 1l-27 14-72 33c0 0-1 0-1 1l-4 2-59 32-45 19-28 13-68 24-12 4-77 23-13 3h-1l-74 19-25 5h-1l-61 14-39 10c-1 0-1 0-1 0l-49 14-43 13h-1l-48 15c0 0-1 0-1 1l-36 13-59 21h-1l-21 8-74 29-4 1c-1 0-1 1-2 1l-73 32-23 10-52 21-44 15-41 13-46 11-58 10-25 4-80 11-16 2-67 11-56 6h-1l-24 4-13 1-8-9-42-58-19-36-20-34-34-70-8-13-35-56-26-36-28-34-33-39-26-30-36-48-15-22-41-70-5-9-36-60-26-46-16-24-45-66-3-4-58-69h-1l-61-63-6-7-55-58-10-12-51-63-5-6-49-70-8-14-36-56-26-50-12-19-41-70-8-14-40-56-22-29-31-40-30-42-1-1z">
          <text:p/>
        </draw:path>
        <draw:path draw:style-name="gr48" draw:text-style-name="P27" draw:layer="layout" svg:width="2.17cm" svg:height="2.598cm" svg:x="3.641cm" svg:y="4.916cm" svg:viewBox="0 0 2171 2599" svg:d="M16 528l56-6v-1l68-10 15-2 81-11 26-5 58-9c0 0 1 0 1-1l48-11h1l41-14h1l44-15c1 0 1 0 1 0l52-22h1l23-10c1 0 1 0 1 0l72-32 3-1h1l75-29 21-8 59-21 36-13 48-16 43-12 49-14 39-10 60-14 26-5h1l74-19 13-2c0-1 1-1 1-1l79-24h1l12-4 69-25c1 0 1 0 2 0l28-13 45-19c1 0 1-1 2-1l60-33h1l2-2 71-32c1 0 1 0 1-1l27-14 44-17 50-18 37-7 41-4 64 8 53 28 28 25 17 19h1l46 48c0 1 1 1 1 1l10 9 36 38c0 1 1 1 1 2l50 42 46 47c0 1 1 1 1 2l38 32 11 11 41 37-3 12-19 70-19 69-14 70-3 24-5 46-4 69-4 70-9 70-14 69-18 70-7 28-10 42-14 69-13 70-17 70-8 26-11 43-17 70-14 70-6 69 2 70 7 70 5 69-1 70-15 70-11 31-18 38-27 70-14 70-3 23-4 46-11 70-16 70-21 69-9 32-13 38-25 70-23 48-37 21-25 9-22-9-39-14-61-41-20-14-42-31-49-39-12-10-62-59v-1l-61-63-6-6-55-65-5-5-40-70-17-38-12-31-28-70-21-39-15-31-42-69-4-7-42-63-20-28-30-42-31-42-20-27-41-56-12-14-50-63-6-7-55-64-5-5-57-58-10-12-51-48-20-22-41-45-20-24-42-62-5-8-42-70-14-24-32-45-29-34-35-36-27-24-47-46-14-14-47-55-14-22-31-48-31-57-8-13-47-69-6-8-54-62-8-9-26-31z">
          <text:p/>
        </draw:path>
        <draw:polygon draw:style-name="gr51" draw:text-style-name="P3" draw:layer="layout" svg:width="5.001cm" svg:height="5.858cm" svg:x="2.31cm" svg:y="1.655cm" svg:viewBox="0 0 5002 5859" draw:points="4303,52 4242,27 4180,11 4119,3 4057,0 3996,0 3935,1 3873,3 3751,5 3689,8 3628,14 3567,26 3505,43 3444,65 3437,68 3383,82 3321,98 3260,117 3203,137 3198,138 3137,154 3076,171 3014,192 2976,207 2953,213 2892,235 2830,267 2815,277 2769,299 2707,335 2688,346 2646,364 2585,390 2527,416 2523,417 2462,434 2401,451 2339,468 2281,486 2278,486 2217,496 2155,508 2094,523 2032,543 2004,555 1971,565 1910,584 1848,605 1787,623 1780,625 1726,632 1664,639 1603,643 1542,645 1480,645 1419,642 1357,637 1296,633 1235,630 1173,629 1112,631 1051,635 989,640 928,647 866,655 805,663 744,677 693,694 682,697 621,722 560,759 552,764 498,795 441,834 436,837 375,876 337,904 313,921 252,969 247,973 191,1016 155,1043 129,1064 72,1112 68,1117 22,1182 6,1239 3,1252 0,1321 1,1391 5,1461 6,1482 10,1530 15,1600 22,1670 30,1739 43,1809 64,1879 68,1888 88,1948 118,2018 129,2039 151,2089 190,2158 191,2160 232,2228 252,2256 282,2298 313,2338 335,2367 375,2423 383,2437 424,2507 436,2526 462,2576 498,2632 506,2646 555,2716 560,2722 611,2785 621,2797 676,2855 682,2862 743,2925 744,2925 802,2994 805,2998 850,3064 866,3088 892,3134 928,3194 933,3203 974,3273 989,3295 1025,3343 1051,3373 1084,3412 1112,3446 1138,3482 1173,3538 1181,3551 1215,3621 1235,3655 1254,3691 1296,3749 1305,3760 1357,3821 1365,3830 1419,3892 1425,3900 1472,3969 1480,3982 1511,4039 1542,4087 1556,4109 1603,4164 1617,4178 1664,4224 1691,4248 1726,4284 1755,4318 1787,4363 1801,4387 1843,4457 1848,4465 1890,4527 1910,4551 1951,4596 1971,4618 2022,4666 2032,4678 2089,4736 2094,4741 2149,4805 2155,4812 2205,4875 2217,4889 2258,4945 2278,4972 2309,5014 2339,5056 2359,5084 2401,5147 2405,5154 2447,5223 2462,5254 2483,5293 2511,5363 2523,5394 2540,5432 2580,5502 2585,5507 2640,5572 2646,5578 2707,5641 2707,5642 2769,5701 2781,5711 2830,5750 2872,5781 2892,5795 2953,5836 2992,5850 3014,5859 3039,5850 3076,5829 3099,5781 3124,5711 3137,5673 3146,5641 3167,5572 3183,5502 3194,5432 3198,5386 3201,5363 3215,5293 3242,5223 3260,5185 3271,5154 3286,5084 3287,5014 3282,4945 3275,4875 3273,4805 3279,4736 3293,4666 3310,4596 3321,4553 3329,4527 3346,4457 3359,4387 3373,4318 3383,4276 3390,4248 3408,4178 3422,4109 3431,4039 3435,3969 3439,3900 3444,3854 3447,3830 3461,3760 3480,3691 3499,3621 3505,3594 3521,3551 3551,3482 3567,3460 3628,3425 3689,3421 3751,3432 3812,3451 3873,3473 3906,3482 3935,3488 3996,3491 4037,3482 4057,3476 4119,3433 4137,3412 4179,3343 4180,3340 4214,3273 4242,3203 4260,3134 4266,3064 4273,2994 4294,2925 4303,2908 4333,2855 4364,2799 4373,2785 4413,2716 4426,2691 4451,2646 4487,2576 4526,2507 4548,2462 4562,2437 4598,2367 4610,2342 4634,2298 4669,2228 4671,2225 4710,2158 4732,2116 4749,2089 4787,2018 4794,2006 4829,1948 4855,1898 4866,1879 4898,1809 4917,1747 4919,1739 4937,1670 4945,1600 4946,1530 4941,1461 4939,1391 4949,1321 4969,1252 4978,1216 4989,1182 5002,1112 5002,1043 4988,973 4978,945 4966,904 4939,834 4917,778 4912,764 4894,694 4872,625 4855,583 4845,555 4808,486 4794,464 4761,416 4732,379 4707,346 4671,305 4645,277 4610,241 4568,207 4548,190 4487,149 4465,137 4426,113 4364,81 4333,68">
          <text:p/>
        </draw:polygon>
        <draw:path draw:style-name="gr30" draw:text-style-name="P20" draw:layer="layout" svg:width="1.491cm" svg:height="3.521cm" svg:x="6.125cm" svg:y="1.933cm" svg:viewBox="0 0 1492 3522" svg:d="M15 3483c2-1 3-2 4-4l9-12 37 10 66 9 73 1 16-1h1l60-3 63-13 20-4 75-21 14-4 72-24 21-8 57-21 40-20h1l29-12 59-35 23-18 1-1 29-20 45-39 37-41 33-43 32-45 29-45 30-46 22-35 6-10 27-46 7-12 17-34 24-47 21-48 19-48 16-48 12-49 7-52c0-2 1-3 2-5l14-47 12-51 12-50 10-50 2-15c0-1 0-2 1-3l11-35 8-49-2-53-2-11v-1l-1-42-9-56-2-7c0-2 0-3 0-4l-1-48-4-55-1-14c0-1 0-1 0-2s0-2 0-2l6-39 7-52c1-1 1-1 1-2l12-51c0-1 0-2 1-2l20-49c0-1 0-1 1-2l27-47v-1l31-45 30-45 26-45 23-46 18-48 2-6 15-43 11-48-1-51-3-18c0 0 0-1 0-2l-2-35-17-56c-1-1-1-3-1-5v-1l-13-56-8-29c0-1 0-2 0-3l-3-29v-1l1-54c0-1 0-1 0-1l2-47c0-1 0-2 0-3l2-7v-1l16-50 15-49 10-50 2-46c0-1 0-2 0-3l1-5 6-49-7-55-1-9c-1 0-1-1-1-2l-3-45-14-49c-1-1-1-2-1-3l-1-8-13-57-9-19c0-1 0-1-1-2l-13-38-16-33-20-31-19-26-46-47-46-46-51-36-3-2h-1c0-1-1-1-2-2l-47-39-52-37-26-17c-1 0-2 0-2-1l-26-20-52-36-56-26-62-19-66-15-66-11-71-5-29 1h-1l-44-2-78 10-14 3-71 17-22 8-73 29h-1v1c-1 0-1 0-2 0l-72 32-28 16c0 1-1 1-1 1l-16 8-15-10h-1c-1-1-2-1-3-2l-20-8 2-1c1-1 1-1 1-1l36-17 29-16c0-1 1-1 1-1l72-32 1-1c1 0 2-1 3-1l75-30 23-8c0 0 1 0 1-1l73-17h1l15-4h1l80-10c1 0 2 0 3 0l44 2 30-1h1 1l72 5c1 0 1 0 2 0l68 12 67 15c1 0 1 0 2 0l64 20c0 1 1 1 1 1l59 27c1 0 1 0 2 1h1l54 37 1 1 25 20 26 17c1 0 1 0 1 0l53 38h1l46 39 2 1c0 0 0 1 1 1h1l53 38c1 0 2 1 3 2l46 47 48 48c1 1 1 2 2 2l20 28v1l21 32c0 1 0 1 0 1 0 0 0 1 1 1l17 34c0 1 0 1 1 2l13 39 9 21c1 1 1 2 1 3l15 59c0 1 0 2 0 3l1 7 14 49c0 1 1 2 1 4l3 46 2 8v1l7 57c0 1 0 2 0 2 0 1 0 2 0 3l-6 52-1 5-2 47c0 1 0 2 0 3l-11 52v1l-15 50-1 1-15 49-1 4-2 45-1 53 2 26 8 28v1l14 59c0 1 0 2 0 4v1l17 54c0 1 1 3 1 4l2 36 3 19c0 1 0 1 0 2l1 55c0 1 0 2-1 3l-11 52c0 1 0 1 0 2l-16 44-2 6-18 49c-1 1-1 1-1 2l-24 47-1 1-27 46v1l-30 45-30 45-26 45-20 47-11 49-7 51-6 37 1 12 4 56c0 1 0 1 0 1l1 47 1 6 10 58c0 1 0 2 0 3l1 42 2 11v1l2 56c0 1 0 2 0 3l-9 52c0 1 0 2-1 3l-10 34-2 13c0 1 0 1 0 2l-11 52-12 50v1l-13 51-14 50h-1l-6 50c0 1 0 2 0 3l-13 50c0 1-1 1-1 2l-16 49h-1l-19 49v1l-21 48c0 1 0 1 0 1l-25 48-17 34c0 1-1 1-1 1l-7 13-27 45-6 11-22 36h-1l-30 46-29 46-33 45v1l-33 44c0 1-1 1-1 2l-39 42c-1 0-1 0-1 1l-47 40c0 1-1 1-2 2l-29 20-24 18c0 1-1 1-1 1l-61 36v1c-1 0-2 0-2 1l-30 12-40 20c-1 0-1 1-2 1l-58 21-21 8c-1 0-1 0-1 1l-73 23-15 5-76 21h-1l-20 4-64 14c-1 0-2 0-3 0l-61 3-16 1c-1 0-2 0-2 0l-75-1c-1 0-2 0-2 0l-69-10c-1 0-1 0-2 0l-57-15z">
          <text:p/>
        </draw:path>
        <draw:frame draw:style-name="gr52" draw:text-style-name="P22" draw:layer="layout" svg:width="0.33cm" svg:height="0.3cm" svg:x="4.57cm" svg:y="4.7cm">
          <draw:image xlink:href="Pictures/10000001000002BC000002BC971402CF.png" xlink:type="simple" xlink:show="embed" xlink:actuate="onLoad" draw:mime-type="image/png">
            <text:p/>
          </draw:image>
        </draw:frame>
        <draw:frame draw:style-name="gr32" draw:text-style-name="P22" draw:layer="layout" svg:width="0.33cm" svg:height="0.3cm" svg:x="3.25cm" svg:y="4.95cm">
          <draw:image xlink:href="Pictures/10000001000002BC000002BC971402CF.png" xlink:type="simple" xlink:show="embed" xlink:actuate="onLoad" draw:mime-type="image/png">
            <text:p/>
          </draw:image>
        </draw:frame>
        <draw:frame draw:style-name="gr32" draw:text-style-name="P22" draw:layer="layout" svg:width="0.33cm" svg:height="0.3cm" svg:x="6.17cm" svg:y="2.25cm">
          <draw:image xlink:href="Pictures/10000001000002BC000002BC971402CF.png" xlink:type="simple" xlink:show="embed" xlink:actuate="onLoad" draw:mime-type="image/png">
            <text:p/>
          </draw:image>
        </draw:frame>
        <draw:line draw:style-name="gr11" draw:text-style-name="P5" draw:layer="layout" svg:x1="1cm" svg:y1="8.009cm" svg:x2="1cm" svg:y2="1.009cm">
          <text:p/>
        </draw:line>
        <draw:line draw:style-name="gr11" draw:text-style-name="P5" draw:layer="layout" svg:x1="0.991cm" svg:y1="8cm" svg:x2="7.991cm" svg:y2="8cm">
          <text:p/>
        </draw:line>
        <draw:path draw:style-name="gr53" draw:text-style-name="P30" draw:layer="layout" svg:width="1.394cm" svg:height="3.178cm" svg:x="5.917cm" svg:y="1.968cm" svg:viewBox="0 0 1395 3179" svg:d="M275 3155l-27-60v-1l-1-1-34-42-24-27c0 0 0-1-1-1l-37-35-46-35-16-14-61-46-1-1-12-8-15-61 29-40c1 0 1 0 1 0l16-27 44-48v-1l17-21 45-60 7-9c1 0 1 0 1 0l43-70c0-1 0-1 0-1l11-20 31-49 30-43 19-25 42-49 18-21 43-51 16-19v-1l45-58 9-10c0-1 0-1 1-1l51-70 2-3 49-67 12-18 37-51c1 0 1 0 1-1l24-39 19-30v-1l34-70c0 0 0-1 1-1l7-18 24-50 1-1 27-70 10-29 19-40c0 0 0-1 1-1l29-69v-1l13-42 10-27v-1l18-70v-1l9-70v-1l4-70 4-70 4-69 4-70 2-70-2-69c0-1 0-1 0-1l-8-70v-1l-14-70-18-69c0-1 0-1 0-1l-13-42-7-27v-1l-20-69v-1l-28-70c-1 0-1 0-1 0l-7-13-22-57c-1 0-1 0-1-1l-38-62-4-7v-1l-1-1-55-68-1-1v-1c0 0-1-1-2-2l-62-57-15-11-46-34c-1-1-1-1-1-1h-1l-62-33-3-2-52-31 35-17c1 0 1 0 1-1l28-16 72-32c1 0 1 0 2 0 0-1 0-1 0-1h1l73-29 22-8 71-17 14-3 78-10 44 2c1 0 1 0 1 0l29-1 71 5 66 11 66 15 32 10 19 25 29 37 33 48 14 22 37 69 10 28 17 42 22 69 18 70 5 14 22 56 27 70 12 41 10 28 14 70v69l-13 70-11 34-9 36-20 69-10 70 2 70 5 69-1 70-8 70-18 69-2 8-19 62-32 70-11 19-26 50-35 58-7 12-38 71-17 27-22 42-39 67-2 3-35 70-24 44-12 25-36 70-14 25-22 45-39 69-36 70-25 45-13 25-40 69-9 14-31 56-30 53-9 17-21 69-7 70-6 70-18 69-28 70-34 67-1 3-42 69-18 21-62 43-20 6-41 9-61-3-29-6-19-5z">
          <text:p/>
        </draw:path>
        <draw:path draw:style-name="gr54" draw:text-style-name="P5" draw:layer="layout" svg:width="1.17cm" svg:height="0.496cm" draw:transform="skewX (0.465479311506888) rotate (-0.378212848907171) translate (6.91152450015825cm 2.13009965476704cm)" svg:viewBox="0 0 1171 497" svg:d="M0 497c1044 0 1171-497 1171-497">
          <text:p/>
        </draw:path>
        <draw:path draw:style-name="gr54" draw:text-style-name="P5" draw:layer="layout" svg:width="0.923cm" svg:height="0.555cm" draw:transform="skewX (0.150098315671512) rotate (-2.47505141225316) translate (4.50382233985507cm 4.81734011156864cm)" svg:viewBox="0 0 924 556" svg:d="M924 556c-824 0-924-556-924-556">
          <text:p/>
        </draw:path>
        <draw:frame draw:style-name="gr33" draw:text-style-name="P22" draw:layer="layout" svg:width="0.2cm" svg:height="0.2cm" svg:x="2.4cm" svg:y="3.3cm">
          <draw:image xlink:href="Pictures/10000001000002BC000002BC54A8E298.png" xlink:type="simple" xlink:show="embed" xlink:actuate="onLoad" draw:mime-type="image/png">
            <text:p/>
          </draw:image>
        </draw:frame>
        <draw:path draw:style-name="gr55" draw:text-style-name="P5" draw:layer="layout" svg:width="0.923cm" svg:height="0.555cm" draw:transform="skewX (-0.150098315671512) rotate (-1.15191730631626) translate (2.9736907359974cm 3.19733108901771cm)" svg:viewBox="0 0 924 556" svg:d="M0 556c824 0 924-556 924-556">
          <text:p/>
        </draw:path>
        <draw:frame draw:style-name="gr56" draw:text-style-name="P22" draw:layer="layout" svg:width="0.24cm" svg:height="0.3cm" svg:x="8.001cm" svg:y="2.351cm">
          <draw:image xlink:href="Pictures/10000001000002BC000002BC5F36488B.png" xlink:type="simple" xlink:show="embed" xlink:actuate="onLoad" draw:mime-type="image/png">
            <text:p/>
          </draw:image>
        </draw:frame>
        <draw:frame draw:style-name="gr52" draw:text-style-name="P22" draw:layer="layout" svg:width="0.33cm" svg:height="0.3cm" svg:x="3.42cm" svg:y="3.85cm">
          <draw:image xlink:href="Pictures/10000001000002BC000002BC971402CF.png" xlink:type="simple" xlink:show="embed" xlink:actuate="onLoad" draw:mime-type="image/png">
            <text:p/>
          </draw:image>
        </draw:frame>
        <draw:frame draw:style-name="gr32" draw:text-style-name="P22" draw:layer="layout" svg:width="0.33cm" svg:height="0.3cm" svg:x="5.5cm" svg:y="3.794cm">
          <draw:image xlink:href="Pictures/10000001000002BC000002BC971402CF.png" xlink:type="simple" xlink:show="embed" xlink:actuate="onLoad" draw:mime-type="image/png">
            <text:p/>
          </draw:image>
        </draw:frame>
        <draw:path draw:style-name="gr57" draw:text-style-name="P5" draw:layer="layout" svg:width="0.728cm" svg:height="0.43cm" draw:transform="skewX (-0.0846484687217249) rotate (-0.633205452623543) translate (6.01227018737768cm 3.7251817848097cm)" svg:viewBox="0 0 729 431" svg:d="M0 431c651 0 729-431 729-431">
          <text:p/>
        </draw:path>
        <draw:frame draw:style-name="gr58" draw:text-style-name="P22" draw:layer="layout" svg:width="0.33cm" svg:height="0.3cm" svg:x="6.58cm" svg:y="3.856cm">
          <draw:image xlink:href="Pictures/10000001000002BC000002BC971402CF.png" xlink:type="simple" xlink:show="embed" xlink:actuate="onLoad" draw:mime-type="image/png">
            <text:p/>
          </draw:image>
        </draw:frame>
        <draw:path draw:style-name="gr28" draw:text-style-name="P18" draw:layer="layout" svg:width="3.89cm" svg:height="3.366cm" svg:x="2.39cm" svg:y="2.107cm" svg:viewBox="0 0 3891 3367" svg:d="M3891 17l-22 14-21 15c0 0-1 0-1 1l-37 21-53 37-35 28c0 0-1 1-2 1l-18 11-63 35-30 16c-1 1-1 1-2 1l-47 16h-1l-45 11-1 1-62 10-1 1-22 1-76 4-46 5h-1l-32 1-80 11-13 3-72 16-23 8-70 25-12 4-79 29h-1v1c-1 0-2 1-4 1l-85 27-7 2h-1l-84 25c-1 0-2 0-2 0l-5 1-84 25h-1l-3 1-78 27-16 8h-1l-54 24-54 35-2 1-1 1-64 34-46 30c0 0-1 0-1 1h-1l-13 7h-1l-70 32-20 11c-1 0-1 0-2 0l-54 21-44 19c-1 0-1 1-2 1l-34 11-58 19h-1l-33 8c-1 0-1 0-2 0l-51 9-65 10c-1 0-1 0-1 1l-18 1-78 7-35 6h-1l-45 4-68 14h-1l-15 3-79 22-8 3-72 26-24 11h-1l-47 21-58 35-2 1c0 1 0 1-1 1l-62 32-50 36c-1 2-3 3-5 5l-62 33-53 37c-1 0-1 0-2 1-1 0-2 1-3 1l-66 33-40 25h-1-1l-21 10-65 34-20 12c-1 1-1 1-2 1l-47 21-59 36-2 1v1h-1l-62 33-50 37-4 4c-1 0-1 1-2 1l-49 33-44 39-39 42-25 30c0 1-1 2-2 2l-14 12-41 40-40 42-39 43-37 43-31 39c-1 0-1 1-2 2l-5 4-38 41-33 43-28 44-26 47-23 47-21 48-18 47-9 23v1l-12 26-18 47-12 49-4 50 3 24c0 0 0 1 0 2v1l-1 28 4 45-17-22-14-18-8-11 1-23-3-23c0-1 0-2 0-3v-1l4-53c0-1 0-3 0-4l13-50c0-1 1-2 1-2l19-49c0-1 0-1 0-1l12-26 8-22 19-48c0-1 0-1 0-1l21-48c0-1 0-1 0-1l23-48c0 0 1 0 1-1l26-47h1c0-1 0-1 0-1l29-46 1-1 34-44 1-1 39-43c1 0 1 0 1-1l4-3 31-38c0-1 0-1 0-1l37-43c1 0 1 0 1-1l39-42v-1l41-42 42-41c0-1 1-1 1-1l13-11 24-30c0 0 1 0 1-1l40-42c1 0 1-1 1-1l46-41c0 0 1-1 2-1l48-33 4-4c1 0 1-1 2-1l51-38c0-1 1-1 1-1 1 0 1-1 1-1l63-33 2-1 60-36c0-1 1-1 2-1l47-21 19-12c1 0 1 0 1 0l66-35h1l20-10 40-24c1 0 1 0 1 0 0-1 0-1 1-1l67-34c1 0 1 0 2-1l52-35c0-1 1-1 1-1h1l59-32c1-1 1-2 2-2l54-39c0 0 1 0 1-1 1 0 1 0 1 0l62-33h1c0-1 0-1 0-1l60-36c1-1 2-1 2-1l48-21 25-11c0-1 1-1 1-1l73-26 9-3c0-1 1-1 1-1l80-22c1 0 2 0 2-1l16-2 69-15c1 0 1 0 2 0l45-4 35-6c1 0 1 0 1 0l79-7 17-1 64-11 51-8 32-8 57-18 34-11 44-19 54-21 19-10c1-1 1-1 1-1l71-32 12-6 45-29 1-1 65-35h1l56-36v-1c1 0 1 0 2-1l54-23 17-9c1 0 2-1 2-1l80-27 5-1 85-26c1 0 2 0 2-1h5l84-24 7-2 83-27c1 0 2-1 3-1l81-30 12-4 71-25 24-8c0 0 1 0 2 0l73-17 14-3h1l81-12c1 0 1 0 2 0l32-1 46-5h1l76-4 20-1 60-11 44-11 44-14 28-16 62-34 18-11 34-26c0-1 0-1 0-1l54-38 1-1h1l36-21 21-15h1l2-2zM3694 3287l-22 16-11-4h-1l-60-25h-1l-58-30c-1 0-1 0-1 0-1 0-1-1-1-1l-55-38c-1 0-1 0-2-1l-7-6-43-31c-1 0-2-1-2-1l-49-45c-1 0-1 0-1 0l-11-11-38-33c0 0-1 0-1-1l-46-47-50-42c0-1-1-1-1-2l-35-38-11-9-1-1-46-48c0 0 0-1-1-1l-16-18-29-25-53-28-64-8-41 4-37 7-50 18-44 17-27 14-1 1-70 32-3 2h-1l-60 33c0 0-1 1-2 1l-45 19-28 13h-1l-70 25-12 4h-1l-78 24c-1 0-1 0-2 0l-13 3-74 19h-1l-26 5-60 14-39 10-48 13-44 13-48 15-36 13-59 21-21 8-75 30h-1l-3 1-72 32-24 10-52 22c-1 0-1 0-2 0l-44 15-42 13-1 1-47 11c-1 0-1 0-2 0l-58 10-25 5c-1 0-1 0-1 0l-81 11-15 2-67 10c-1 0-1 0-1 0l-56 6-25 4-80 9c0 1-1 1-1 1l-26 1-53 6c-1 0-1 0-1 0l-77 3h-18l-59 6h-1l-16 1-6-7-23-26 43-3 59-6c1 0 1 0 1 0h19l76-3 53-6h1l25-1 79-10 25-3h1l56-6 67-11 16-2 80-11 25-4 58-10 46-11 41-13 44-15 51-21 24-10 73-32c0-1 1-1 2-1l3-1 74-29 22-8c0-1 0-1 0-1l59-21 37-13 49-15v-1l44-12 49-14 39-10c1 0 1 0 1 0l61-14 26-5 74-19h1l12-3 78-23 11-4 69-25 27-12c1 0 1-1 1-1l45-18 59-32 3-2c0-1 0-1 1-1 0 0 1 0 1-1l71-32 28-15c1 0 1 0 2-1l45-17 52-18c0-1 1-1 2-1l39-8c1 0 2 0 2 0l43-4c1 0 1 0 2 0s1 0 2 0l70 8c2 0 4 1 6 2l57 31h1c1 1 2 1 2 2l31 27c1 1 1 1 2 2l17 19 46 47 10 9c1 1 1 1 2 2l35 38 50 42c0 0 1 0 1 1l46 47 37 33c1 0 1 0 1 0l11 12 49 43 43 31c0 0 1 0 1 1l7 6 53 37 57 28 59 24 33 11z">
          <text:p/>
        </draw:path>
        <draw:custom-shape draw:style-name="gr59" draw:text-style-name="P32" draw:layer="layout" svg:width="0.4cm" svg:height="0.4cm" svg:x="2.85cm" svg:y="3.5cm">
          <text:p text:style-name="P31"><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2" draw:layer="layout" svg:width="0.4cm" svg:height="0.4cm" svg:x="3.85cm" svg:y="4.75cm">
          <text:p text:style-name="P31"><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2" draw:layer="layout" svg:width="0.4cm" svg:height="0.4cm" svg:x="6.95cm" svg:y="2.211cm">
          <text:p text:style-name="P31"><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5" draw:layer="layout" svg:x1="1cm" svg:y1="9.7cm" svg:x2="1.75cm" svg:y2="9.7cm">
          <text:p/>
        </draw:line>
        <draw:frame draw:style-name="gr62" draw:text-style-name="P34" draw:layer="layout" svg:width="2.85cm" svg:height="0.669cm" svg:x="1.9cm" svg:y="9.4cm">
          <draw:text-box>
            <text:p text:style-name="P33"><text:span text:style-name="T7">correctly predicted </text:span></text:p>
            <text:p text:style-name="P33"><text:span text:style-name="T7">by the model:</text:span></text:p>
          </draw:text-box>
        </draw:frame>
        <draw:custom-shape draw:style-name="gr60" draw:text-style-name="P32" draw:layer="layout" svg:width="0.4cm" svg:height="0.4cm" svg:x="1.55cm" svg:y="10.25cm">
          <text:p text:style-name="P31"><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0" draw:layer="layout" svg:width="2.15cm" svg:height="0.319cm" svg:x="2.1cm" svg:y="10.301cm">
          <draw:text-box>
            <text:p text:style-name="P9"><text:span text:style-name="T1">more favourable</text:span></text:p>
          </draw:text-box>
        </draw:frame>
        <draw:custom-shape draw:style-name="gr60" draw:text-style-name="P32" draw:layer="layout" svg:width="0.4cm" svg:height="0.4cm" svg:x="1.551cm" svg:y="10.751cm">
          <text:p text:style-name="P31"><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2" draw:layer="layout" svg:width="0.4cm" svg:height="0.4cm" svg:x="1.552cm" svg:y="11.252cm">
          <text:p text:style-name="P31"><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0" draw:layer="layout" svg:width="2.15cm" svg:height="0.319cm" svg:x="2.1cm" svg:y="10.802cm">
          <draw:text-box>
            <text:p text:style-name="P9"><text:span text:style-name="T1">still suitable</text:span></text:p>
          </draw:text-box>
        </draw:frame>
        <draw:frame draw:style-name="gr37" draw:text-style-name="P10" draw:layer="layout" svg:width="2.15cm" svg:height="0.319cm" svg:x="2.1cm" svg:y="11.303cm">
          <draw:text-box>
            <text:p text:style-name="P9"><text:span text:style-name="T1">extinction</text:span></text:p>
          </draw:text-box>
        </draw:frame>
        <draw:line draw:style-name="gr63" draw:text-style-name="P5" draw:layer="layout" svg:x1="5.593cm" svg:y1="9.708cm" svg:x2="6.343cm" svg:y2="9.708cm">
          <text:p/>
        </draw:line>
        <draw:frame draw:style-name="gr62" draw:text-style-name="P34" draw:layer="layout" svg:width="2.85cm" svg:height="0.669cm" svg:x="6.493cm" svg:y="9.408cm">
          <draw:text-box>
            <text:p text:style-name="P33"><text:span text:style-name="T7">wrongly predicted </text:span></text:p>
            <text:p text:style-name="P33"><text:span text:style-name="T7">by the model:</text:span></text:p>
          </draw:text-box>
        </draw:frame>
        <draw:custom-shape draw:style-name="gr64" draw:text-style-name="P36" draw:layer="layout" svg:width="0.4cm" svg:height="0.4cm" svg:x="6.143cm" svg:y="10.258cm">
          <text:p text:style-name="P35"><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0" draw:layer="layout" svg:width="2.15cm" svg:height="0.319cm" svg:x="6.693cm" svg:y="10.309cm">
          <draw:text-box>
            <text:p text:style-name="P9"><text:span text:style-name="T1">false extinction</text:span></text:p>
          </draw:text-box>
        </draw:frame>
        <draw:custom-shape draw:style-name="gr64" draw:text-style-name="P36" draw:layer="layout" svg:width="0.4cm" svg:height="0.4cm" svg:x="5.95cm" svg:y="4.4cm">
          <text:p text:style-name="P35"><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0.5cm" svg:height="0.5cm" svg:x="8.5cm" svg:y="4.3cm">
          <text:p/>
          <draw:enhanced-geometry svg:viewBox="0 0 21600 21600" draw:type="rectangle" draw:enhanced-path="M 0 0 L 21600 0 21600 21600 0 21600 0 0 Z N"/>
        </draw:custom-shape>
        <draw:custom-shape draw:style-name="gr66" draw:text-style-name="P38" draw:layer="layout" svg:width="0.5cm" svg:height="0.5cm" svg:x="8.5cm" svg:y="5.3cm">
          <text:p/>
          <draw:enhanced-geometry svg:viewBox="0 0 21600 21600" draw:type="rectangle" draw:enhanced-path="M 0 0 L 21600 0 21600 21600 0 21600 0 0 Z N"/>
        </draw:custom-shape>
        <draw:frame draw:style-name="gr15" draw:text-style-name="P10" draw:layer="layout" svg:width="2.6cm" svg:height="0.955cm" svg:x="9.15cm" svg:y="4.063cm">
          <draw:text-box>
            <text:p text:style-name="P9"><text:span text:style-name="T1">Portion of the niche newly available</text:span></text:p>
          </draw:text-box>
        </draw:frame>
        <draw:frame draw:style-name="gr15" draw:text-style-name="P10" draw:layer="layout" svg:width="2.6cm" svg:height="0.955cm" svg:x="9.15cm" svg:y="5.064cm">
          <draw:text-box>
            <text:p text:style-name="P9"><text:span text:style-name="T1">Portion of the niche no more accessible</text:span></text:p>
          </draw:text-box>
        </draw:frame>
        <draw:path draw:style-name="gr29" draw:text-style-name="P19" draw:layer="layout" svg:width="0.899cm" svg:height="1.09cm" svg:x="2.333cm" svg:y="4.427cm" svg:viewBox="0 0 900 1091" svg:d="M87 17l10 12 28 34 2 8v1l1 2 16 59 9 20c0 1 1 2 1 2l10 40 13 49c0 0 0 1 0 2l2 10c0 0 0 1 0 2s0 3-1 4l-13 51c0 1 0 2-1 3l-23 48c0 1 0 1-1 1v1l-28 46-27 45-21 46-16 47-7 50v11c0 1 0 1 0 2l-6 39 4 52 7 21v1l9 35 18 39 14 23 24 34 39 38h1l7 8 48 41 54 31 51 22c0 0 0 1 1 1l7 3 59 22 64 16h4 1l63 12 69 5 78-6 77-5 50-9c1-1 1-1 1-1l31-4 59-10 10 14c1 0 1 0 1 1l14 16-78 14h-1l-31 4-50 9c-1 1-2 1-2 1l-79 5-79 6h-1c-1 0-1 0-2 0l-71-5c0 0-1 0-2 0l-63-12-4-1c0 0-1 0-2 0l-66-16c-1 0-1 0-2-1l-61-22c-1 0-1-1-2-1l-8-4-51-23h-1l-57-33c-1 0-2-1-3-2l-49-42c-1 0-1-1-2-1l-8-8-39-39c-1 0-2-1-2-2l-26-37-15-24v-1c-1 0-1-1-1-1l-19-42c-1-1-1-2-1-3l-10-36-7-22c0-1-1-2-1-4l-4-56c0-1 0-1 0-1 0-1 0-2 0-3l6-39v-11c0-1 0-2 0-3l8-52c0-2 0-3 1-4l17-49c0-1 0-1 0-2l22-47c0-1 0-1 1-2l27-46 28-46 22-45 11-46v-6l-13-47-10-38-8-20c-1-1-1-2-1-3l-17-60v-2l-18-58c0-1-1-2-1-3l-2-20z">
          <text:p/>
        </draw:path>
        <draw:frame draw:style-name="gr67" draw:text-style-name="P26" draw:layer="layout" svg:width="4cm" svg:height="0.419cm" svg:x="1cm" svg:y="8.85cm">
          <draw:text-box>
            <text:p text:style-name="P25"><text:span text:style-name="T4">Shifts in climatic suitability:</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 draw:display-name="Extrémités de flèche 2" svg:viewBox="0 0 20 20" svg:d="M0 20l10-20 10 20z"/>
    <draw:marker draw:name="Extrémités_20_de_20_flèche_20_6" draw:display-name="Extrémités de flèche 6" svg:viewBox="0 0 1013 1130" svg:d="M1009 1050l-449-1008-22-30-29-12-34 12-21 26-449 1012-5 13v8l5 21 12 21 17 13 21 4h903l21-4 21-13 9-21 4-21v-8z"/>
    <draw:stroke-dash draw:name="Dot_20__28_Rounded_29_" draw:display-name="Dot (Rounded)" draw:style="round" draw:dots1="1" draw:dots1-length="1%" draw:distance="1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2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6-26T15:15:28.451000000</dc:date>
    <dc:creator>Victor Van der Meersch</dc:creator>
    <meta:editing-duration>PT1H3M50S</meta:editing-duration>
    <meta:editing-cycles>10</meta:editing-cycles>
    <meta:generator>LibreOffice/24.2.0.3$Windows_X86_64 LibreOffice_project/da48488a73ddd66ea24cf16bbc4f7b9c08e9bea1</meta:generator>
    <meta:document-statistic meta:object-count="140"/>
  </office:meta>
</office:document-meta>
</file>